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#&quot;&amp;LOWER([.A2])&amp;&quot;/#&quot;&amp;LOWER([.B2])&amp;&quot;/g&quot;&amp;[.C2]&amp;&quot; *.svg&quot;" office:value-type="string" office:string-value="sed -i --follow-symlinks &quot;s/#ffffff/#f8f8f2/g&quot; *.svg" calcext:value-type="string">
            <text:p>sed -i --follow-symlinks "s/#ffffff/#f8f8f2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#&quot;&amp;LOWER([.A3])&amp;&quot;/#&quot;&amp;LOWER([.B3])&amp;&quot;/g&quot;&amp;[.C3]&amp;&quot; *.svg&quot;" office:value-type="string" office:string-value="sed -i --follow-symlinks &quot;s/#fff/#f8f8f2/g&quot; *.svg" calcext:value-type="string">
            <text:p>sed -i --follow-symlinks "s/#fff/#f8f8f2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#&quot;&amp;LOWER([.A4])&amp;&quot;/#&quot;&amp;LOWER([.B4])&amp;&quot;/g&quot;&amp;[.C4]&amp;&quot; *.svg&quot;" office:value-type="string" office:string-value="sed -i --follow-symlinks &quot;s/#9fda1e/#50fa7b/g&quot; *.svg" calcext:value-type="string">
            <text:p>sed -i --follow-symlinks "s/#9fda1e/#50fa7b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#&quot;&amp;LOWER([.A5])&amp;&quot;/#&quot;&amp;LOWER([.B5])&amp;&quot;/g&quot;&amp;[.C5]&amp;&quot; *.svg&quot;" office:value-type="string" office:string-value="sed -i --follow-symlinks &quot;s/#84c835/#46c66a/g&quot; *.svg" calcext:value-type="string">
            <text:p>sed -i --follow-symlinks "s/#84c835/#46c66a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#&quot;&amp;LOWER([.A6])&amp;&quot;/#&quot;&amp;LOWER([.B6])&amp;&quot;/g&quot;&amp;[.C6]&amp;&quot; *.svg&quot;" office:value-type="string" office:string-value="sed -i --follow-symlinks &quot;s/#0c2809/#282a36/g&quot; *.svg" calcext:value-type="string">
            <text:p>sed -i --follow-symlinks "s/#0c2809/#282a36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#&quot;&amp;LOWER([.A7])&amp;&quot;/#&quot;&amp;LOWER([.B7])&amp;&quot;/g&quot;&amp;[.C7]&amp;&quot; *.svg&quot;" office:value-type="string" office:string-value="sed -i --follow-symlinks &quot;s/#99e159/#50fa7b/g&quot; *.svg" calcext:value-type="string">
            <text:p>sed -i --follow-symlinks "s/#99e159/#50fa7b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#&quot;&amp;LOWER([.A8])&amp;&quot;/#&quot;&amp;LOWER([.B8])&amp;&quot;/g&quot;&amp;[.C8]&amp;&quot; *.svg&quot;" office:value-type="string" office:string-value="sed -i --follow-symlinks &quot;s/#000000/#282a36/g&quot; *.svg" calcext:value-type="string">
            <text:p>sed -i --follow-symlinks "s/#000000/#282a36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#&quot;&amp;LOWER([.A9])&amp;&quot;/#&quot;&amp;LOWER([.B9])&amp;&quot;/g&quot;&amp;[.C9]&amp;&quot; *.svg&quot;" office:value-type="string" office:string-value="sed -i --follow-symlinks &quot;s/#000/#282a36/g&quot; *.svg" calcext:value-type="string">
            <text:p>sed -i --follow-symlinks "s/#000/#282a36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#&quot;&amp;LOWER([.A10])&amp;&quot;/#&quot;&amp;LOWER([.B10])&amp;&quot;/g&quot;&amp;[.C10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#&quot;&amp;LOWER([.A11])&amp;&quot;/#&quot;&amp;LOWER([.B11])&amp;&quot;/g&quot;&amp;[.C11]&amp;&quot; *.svg&quot;" office:value-type="string" office:string-value="sed -i --follow-symlinks &quot;s/#656565/#717380/g&quot; *.svg" calcext:value-type="string">
            <text:p>sed -i --follow-symlinks "s/#656565/#717380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#&quot;&amp;LOWER([.A12])&amp;&quot;/#&quot;&amp;LOWER([.B12])&amp;&quot;/g&quot;&amp;[.C12]&amp;&quot; *.svg&quot;" office:value-type="string" office:string-value="sed -i --follow-symlinks &quot;s/#e0e0e0/#cbcccc/g&quot; *.svg" calcext:value-type="string">
            <text:p>sed -i --follow-symlinks "s/#e0e0e0/#cbcccc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#&quot;&amp;LOWER([.A13])&amp;&quot;/#&quot;&amp;LOWER([.B13])&amp;&quot;/g&quot;&amp;[.C13]&amp;&quot; *.svg&quot;" office:value-type="string" office:string-value="sed -i --follow-symlinks &quot;s/#808080/#717380/g&quot; *.svg" calcext:value-type="string">
            <text:p>sed -i --follow-symlinks "s/#808080/#717380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#&quot;&amp;LOWER([.A14])&amp;&quot;/#&quot;&amp;LOWER([.B14])&amp;&quot;/g&quot;&amp;[.C14]&amp;&quot; *.svg&quot;" office:value-type="string" office:string-value="sed -i --follow-symlinks &quot;s/#4d4d4d/#44475a/g&quot; *.svg" calcext:value-type="string">
            <text:p>sed -i --follow-symlinks "s/#4d4d4d/#44475a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#&quot;&amp;LOWER([.A15])&amp;&quot;/#&quot;&amp;LOWER([.B15])&amp;&quot;/g&quot;&amp;[.C15]&amp;&quot; *.svg&quot;" office:value-type="string" office:string-value="sed -i --follow-symlinks &quot;s/#afafaf/#9ea0a6/g&quot; *.svg" calcext:value-type="string">
            <text:p>sed -i --follow-symlinks "s/#afafaf/#9ea0a6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#&quot;&amp;LOWER([.A16])&amp;&quot;/#&quot;&amp;LOWER([.B16])&amp;&quot;/g&quot;&amp;[.C16]&amp;&quot; *.svg&quot;" office:value-type="string" office:string-value="sed -i --follow-symlinks &quot;s/#5f6c79/#717380/g&quot; *.svg" calcext:value-type="string">
            <text:p>sed -i --follow-symlinks "s/#5f6c79/#717380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#&quot;&amp;LOWER([.A17])&amp;&quot;/#&quot;&amp;LOWER([.B17])&amp;&quot;/g&quot;&amp;[.C17]&amp;&quot; *.svg&quot;" office:value-type="string" office:string-value="sed -i --follow-symlinks &quot;s/#748290/#717380/g&quot; *.svg" calcext:value-type="string">
            <text:p>sed -i --follow-symlinks "s/#748290/#717380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#&quot;&amp;LOWER([.A18])&amp;&quot;/#&quot;&amp;LOWER([.B18])&amp;&quot;/g&quot;&amp;[.C18]&amp;&quot; *.svg&quot;" office:value-type="string" office:string-value="sed -i --follow-symlinks &quot;s/#5f656d/#44475a/g&quot; *.svg" calcext:value-type="string">
            <text:p>sed -i --follow-symlinks "s/#5f656d/#44475a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#&quot;&amp;LOWER([.A19])&amp;&quot;/#&quot;&amp;LOWER([.B19])&amp;&quot;/g&quot;&amp;[.C19]&amp;&quot; *.svg&quot;" office:value-type="string" office:string-value="sed -i --follow-symlinks &quot;s/#1d99f3/#13b1d5/g&quot; *.svg" calcext:value-type="string">
            <text:p>sed -i --follow-symlinks "s/#1d99f3/#13b1d5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#&quot;&amp;LOWER([.A20])&amp;&quot;/#&quot;&amp;LOWER([.B20])&amp;&quot;/g&quot;&amp;[.C20]&amp;&quot; *.svg&quot;" office:value-type="string" office:string-value="sed -i --follow-symlinks &quot;s/#da4453/#c7484a/g&quot; *.svg" calcext:value-type="string">
            <text:p>sed -i --follow-symlinks "s/#da4453/#c7484a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#&quot;&amp;LOWER([.A21])&amp;&quot;/#&quot;&amp;LOWER([.B21])&amp;&quot;/g&quot;&amp;[.C21]&amp;&quot; *.svg&quot;" office:value-type="string" office:string-value="sed -i --follow-symlinks &quot;s/#d6d6d6/#cbcccc/g&quot; *.svg" calcext:value-type="string">
            <text:p>sed -i --follow-symlinks "s/#d6d6d6/#cbcccc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#&quot;&amp;LOWER([.A22])&amp;&quot;/#&quot;&amp;LOWER([.B22])&amp;&quot;/g&quot;&amp;[.C22]&amp;&quot; *.svg&quot;" office:value-type="string" office:string-value="sed -i --follow-symlinks &quot;s/#616e7b/#6272a4/g&quot; *.svg" calcext:value-type="string">
            <text:p>sed -i --follow-symlinks "s/#616e7b/#6272a4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#&quot;&amp;LOWER([.A23])&amp;&quot;/#&quot;&amp;LOWER([.B23])&amp;&quot;/g&quot;&amp;[.C23]&amp;&quot; *.svg&quot;" office:value-type="string" office:string-value="sed -i --follow-symlinks &quot;s/#fbfbfb/#f8f8f2/g&quot; *.svg" calcext:value-type="string">
            <text:p>sed -i --follow-symlinks "s/#fbfbfb/#f8f8f2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#&quot;&amp;LOWER([.A24])&amp;&quot;/#&quot;&amp;LOWER([.B24])&amp;&quot;/g&quot;&amp;[.C24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#&quot;&amp;LOWER([.A25])&amp;&quot;/#&quot;&amp;LOWER([.B25])&amp;&quot;/g&quot;&amp;[.C25]&amp;&quot; *.svg&quot;" office:value-type="string" office:string-value="sed -i --follow-symlinks &quot;s/#eab305/#c7925b/g&quot; *.svg" calcext:value-type="string">
            <text:p>sed -i --follow-symlinks "s/#eab305/#c7925b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#&quot;&amp;LOWER([.A26])&amp;&quot;/#&quot;&amp;LOWER([.B26])&amp;&quot;/g&quot;&amp;[.C26]&amp;&quot; *.svg&quot;" office:value-type="string" office:string-value="sed -i --follow-symlinks &quot;s/#994b91/#c7639f/g&quot; *.svg" calcext:value-type="string">
            <text:p>sed -i --follow-symlinks "s/#994b91/#c7639f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#&quot;&amp;LOWER([.A27])&amp;&quot;/#&quot;&amp;LOWER([.B27])&amp;&quot;/g&quot;&amp;[.C27]&amp;&quot; *.svg&quot;" office:value-type="string" office:string-value="sed -i --follow-symlinks &quot;s/#576dab/#6272a4/g&quot; *.svg" calcext:value-type="string">
            <text:p>sed -i --follow-symlinks "s/#576dab/#6272a4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#&quot;&amp;LOWER([.A28])&amp;&quot;/#&quot;&amp;LOWER([.B28])&amp;&quot;/g&quot;&amp;[.C28]&amp;&quot; *.svg&quot;" office:value-type="string" office:string-value="sed -i --follow-symlinks &quot;s/#4747b5/#515d85/g&quot; *.svg" calcext:value-type="string">
            <text:p>sed -i --follow-symlinks "s/#4747b5/#515d85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#&quot;&amp;LOWER([.A29])&amp;&quot;/#&quot;&amp;LOWER([.B29])&amp;&quot;/g&quot;&amp;[.C29]&amp;&quot; *.svg&quot;" office:value-type="string" office:string-value="sed -i --follow-symlinks &quot;s/#b3b3b3/#9ea0a6/g&quot; *.svg" calcext:value-type="string">
            <text:p>sed -i --follow-symlinks "s/#b3b3b3/#9ea0a6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#&quot;&amp;LOWER([.A30])&amp;&quot;/#&quot;&amp;LOWER([.B30])&amp;&quot;/g&quot;&amp;[.C30]&amp;&quot; *.svg&quot;" office:value-type="string" office:string-value="sed -i --follow-symlinks &quot;s/#f9d351/#ffb86c/g&quot; *.svg" calcext:value-type="string">
            <text:p>sed -i --follow-symlinks "s/#f9d351/#ffb86c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#&quot;&amp;LOWER([.A31])&amp;&quot;/#&quot;&amp;LOWER([.B31])&amp;&quot;/g&quot;&amp;[.C31]&amp;&quot; *.svg&quot;" office:value-type="string" office:string-value="sed -i --follow-symlinks &quot;s/#e84f43/#ff5555/g&quot; *.svg" calcext:value-type="string">
            <text:p>sed -i --follow-symlinks "s/#e84f43/#ff5555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#&quot;&amp;LOWER([.A32])&amp;&quot;/#&quot;&amp;LOWER([.B32])&amp;&quot;/g&quot;&amp;[.C32]&amp;&quot; *.svg&quot;" office:value-type="string" office:string-value="sed -i --follow-symlinks &quot;s/#0093dd/#13b1d5/g&quot; *.svg" calcext:value-type="string">
            <text:p>sed -i --follow-symlinks "s/#0093dd/#13b1d5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3]&amp;&quot;s/#&quot;&amp;LOWER([.A33])&amp;&quot;/#&quot;&amp;LOWER([.B33])&amp;&quot;/g&quot;&amp;[.C33]&amp;&quot; *.svg&quot;" office:value-type="string" office:string-value="sed -i --follow-symlinks &quot;s/#57688e/#6272a4/g&quot; *.svg" calcext:value-type="string">
            <text:p>sed -i --follow-symlinks "s/#57688e/#6272a4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#&quot;&amp;LOWER([.A34])&amp;&quot;/#&quot;&amp;LOWER([.B34])&amp;&quot;/g&quot;&amp;[.C34]&amp;&quot; *.svg&quot;" office:value-type="string" office:string-value="sed -i --follow-symlinks &quot;s/#262626/#282a36/g&quot; *.svg" calcext:value-type="string">
            <text:p>sed -i --follow-symlinks "s/#262626/#282a36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#&quot;&amp;LOWER([.A35])&amp;&quot;/#&quot;&amp;LOWER([.B35])&amp;&quot;/g&quot;&amp;[.C35]&amp;&quot; *.svg&quot;" office:value-type="string" office:string-value="sed -i --follow-symlinks &quot;s/#00c8ff/#13b1d5/g&quot; *.svg" calcext:value-type="string">
            <text:p>sed -i --follow-symlinks "s/#00c8ff/#13b1d5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#&quot;&amp;LOWER([.A36])&amp;&quot;/#&quot;&amp;LOWER([.B36])&amp;&quot;/g&quot;&amp;[.C36]&amp;&quot; *.svg&quot;" office:value-type="string" office:string-value="sed -i --follow-symlinks &quot;s/#eb253e/#c7484a/g&quot; *.svg" calcext:value-type="string">
            <text:p>sed -i --follow-symlinks "s/#eb253e/#c7484a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#&quot;&amp;LOWER([.A37])&amp;&quot;/#&quot;&amp;LOWER([.B37])&amp;&quot;/g&quot;&amp;[.C37]&amp;&quot; *.svg&quot;" office:value-type="string" office:string-value="sed -i --follow-symlinks &quot;s/#fc8f36/#c7925b/g&quot; *.svg" calcext:value-type="string">
            <text:p>sed -i --follow-symlinks "s/#fc8f36/#c7925b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#&quot;&amp;LOWER([.A38])&amp;&quot;/#&quot;&amp;LOWER([.B38])&amp;&quot;/g&quot;&amp;[.C38]&amp;&quot; *.svg&quot;" office:value-type="string" office:string-value="sed -i --follow-symlinks &quot;s/#888888/#717380/g&quot; *.svg" calcext:value-type="string">
            <text:p>sed -i --follow-symlinks "s/#888888/#717380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#&quot;&amp;LOWER([.A39])&amp;&quot;/#&quot;&amp;LOWER([.B39])&amp;&quot;/g&quot;&amp;[.C39]&amp;&quot; *.svg&quot;" office:value-type="string" office:string-value="sed -i --follow-symlinks &quot;s/#55c1ec/#72bfd0/g&quot; *.svg" calcext:value-type="string">
            <text:p>sed -i --follow-symlinks "s/#55c1ec/#72bfd0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#&quot;&amp;LOWER([.A40])&amp;&quot;/#&quot;&amp;LOWER([.B40])&amp;&quot;/g&quot;&amp;[.C40]&amp;&quot; *.svg&quot;" office:value-type="string" office:string-value="sed -i --follow-symlinks &quot;s/#4d88cf/#6272a4/g&quot; *.svg" calcext:value-type="string">
            <text:p>sed -i --follow-symlinks "s/#4d88cf/#6272a4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#&quot;&amp;LOWER([.A41])&amp;&quot;/#&quot;&amp;LOWER([.B41])&amp;&quot;/g&quot;&amp;[.C41]&amp;&quot; *.svg&quot;" office:value-type="string" office:string-value="sed -i --follow-symlinks &quot;s/#40ace8/#13b1d5/g&quot; *.svg" calcext:value-type="string">
            <text:p>sed -i --follow-symlinks "s/#40ace8/#13b1d5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#&quot;&amp;LOWER([.A42])&amp;&quot;/#&quot;&amp;LOWER([.B42])&amp;&quot;/g&quot;&amp;[.C42]&amp;&quot; *.svg&quot;" office:value-type="string" office:string-value="sed -i --follow-symlinks &quot;s/#fad65c/#bcc373/g&quot; *.svg" calcext:value-type="string">
            <text:p>sed -i --follow-symlinks "s/#fad65c/#bcc373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#&quot;&amp;LOWER([.A43])&amp;&quot;/#&quot;&amp;LOWER([.B43])&amp;&quot;/g&quot;&amp;[.C43]&amp;&quot; *.svg&quot;" office:value-type="string" office:string-value="sed -i --follow-symlinks &quot;s/#c92429/#c7484a/g&quot; *.svg" calcext:value-type="string">
            <text:p>sed -i --follow-symlinks "s/#c92429/#c7484a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#&quot;&amp;LOWER([.A44])&amp;&quot;/#&quot;&amp;LOWER([.B44])&amp;&quot;/g&quot;&amp;[.C44]&amp;&quot; *.svg&quot;" office:value-type="string" office:string-value="sed -i --follow-symlinks &quot;s/#008a50/#46c66a/g&quot; *.svg" calcext:value-type="string">
            <text:p>sed -i --follow-symlinks "s/#008a50/#46c66a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#&quot;&amp;LOWER([.A45])&amp;&quot;/#&quot;&amp;LOWER([.B45])&amp;&quot;/g&quot;&amp;[.C45]&amp;&quot; *.svg&quot;" office:value-type="string" office:string-value="sed -i --follow-symlinks &quot;s/#3f755a/#46c66a/g&quot; *.svg" calcext:value-type="string">
            <text:p>sed -i --follow-symlinks "s/#3f755a/#46c66a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#&quot;&amp;LOWER([.A46])&amp;&quot;/#&quot;&amp;LOWER([.B46])&amp;&quot;/g&quot;&amp;[.C46]&amp;&quot; *.svg&quot;" office:value-type="string" office:string-value="sed -i --follow-symlinks &quot;s/#8e50c7/#9576c5/g&quot; *.svg" calcext:value-type="string">
            <text:p>sed -i --follow-symlinks "s/#8e50c7/#9576c5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#&quot;&amp;LOWER([.A47])&amp;&quot;/#&quot;&amp;LOWER([.B47])&amp;&quot;/g&quot;&amp;[.C47]&amp;&quot; *.svg&quot;" office:value-type="string" office:string-value="sed -i --follow-symlinks &quot;s/#e34e2b/#ff5555/g&quot; *.svg" calcext:value-type="string">
            <text:p>sed -i --follow-symlinks "s/#e34e2b/#ff5555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#&quot;&amp;LOWER([.A48])&amp;&quot;/#&quot;&amp;LOWER([.B48])&amp;&quot;/g&quot;&amp;[.C48]&amp;&quot; *.svg&quot;" office:value-type="string" office:string-value="sed -i --follow-symlinks &quot;s/#813d17/#c7484a/g&quot; *.svg" calcext:value-type="string">
            <text:p>sed -i --follow-symlinks "s/#813d17/#c7484a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#&quot;&amp;LOWER([.A49])&amp;&quot;/#&quot;&amp;LOWER([.B49])&amp;&quot;/g&quot;&amp;[.C49]&amp;&quot; *.svg&quot;" office:value-type="string" office:string-value="sed -i --follow-symlinks &quot;s/#56cc56/#46c66a/g&quot; *.svg" calcext:value-type="string">
            <text:p>sed -i --follow-symlinks "s/#56cc56/#46c66a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#&quot;&amp;LOWER([.A50])&amp;&quot;/#&quot;&amp;LOWER([.B50])&amp;&quot;/g&quot;&amp;[.C50]&amp;&quot; *.svg&quot;" office:value-type="string" office:string-value="sed -i --follow-symlinks &quot;s/#3374d4/#6272a4/g&quot; *.svg" calcext:value-type="string">
            <text:p>sed -i --follow-symlinks "s/#3374d4/#6272a4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#&quot;&amp;LOWER([.A51])&amp;&quot;/#&quot;&amp;LOWER([.B51])&amp;&quot;/g&quot;&amp;[.C51]&amp;&quot; *.svg&quot;" office:value-type="string" office:string-value="sed -i --follow-symlinks &quot;s/#68b723/#46c66a/g&quot; *.svg" calcext:value-type="string">
            <text:p>sed -i --follow-symlinks "s/#68b723/#46c66a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#&quot;&amp;LOWER([.A52])&amp;&quot;/#&quot;&amp;LOWER([.B52])&amp;&quot;/g&quot;&amp;[.C52]&amp;&quot; *.svg&quot;" office:value-type="string" office:string-value="sed -i --follow-symlinks &quot;s/#c6262e/#c7484a/g&quot; *.svg" calcext:value-type="string">
            <text:p>sed -i --follow-symlinks "s/#c6262e/#c7484a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#&quot;&amp;LOWER([.A53])&amp;&quot;/#&quot;&amp;LOWER([.B53])&amp;&quot;/g&quot;&amp;[.C53]&amp;&quot; *.svg&quot;" office:value-type="string" office:string-value="sed -i --follow-symlinks &quot;s/#3689e6/#6272a4/g&quot; *.svg" calcext:value-type="string">
            <text:p>sed -i --follow-symlinks "s/#3689e6/#6272a4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#&quot;&amp;LOWER([.A54])&amp;&quot;/#&quot;&amp;LOWER([.B54])&amp;&quot;/g&quot;&amp;[.C54]&amp;&quot; *.svg&quot;" office:value-type="string" office:string-value="sed -i --follow-symlinks &quot;s/#84603e/#c7925b/g&quot; *.svg" calcext:value-type="string">
            <text:p>sed -i --follow-symlinks "s/#84603e/#c7925b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#&quot;&amp;LOWER([.A55])&amp;&quot;/#&quot;&amp;LOWER([.B55])&amp;&quot;/g&quot;&amp;[.C55]&amp;&quot; *.svg&quot;" office:value-type="string" office:string-value="sed -i --follow-symlinks &quot;s/#396939/#46c66a/g&quot; *.svg" calcext:value-type="string">
            <text:p>sed -i --follow-symlinks "s/#396939/#46c66a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#&quot;&amp;LOWER([.A56])&amp;&quot;/#&quot;&amp;LOWER([.B56])&amp;&quot;/g&quot;&amp;[.C56]&amp;&quot; *.svg&quot;" office:value-type="string" office:string-value="sed -i --follow-symlinks &quot;s/#35677f/#70b7c8/g&quot; *.svg" calcext:value-type="string">
            <text:p>sed -i --follow-symlinks "s/#35677f/#70b7c8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#&quot;&amp;LOWER([.A57])&amp;&quot;/#&quot;&amp;LOWER([.B57])&amp;&quot;/g&quot;&amp;[.C57]&amp;&quot; *.svg&quot;" office:value-type="string" office:string-value="sed -i --follow-symlinks &quot;s/#326796/#6272a4/g&quot; *.svg" calcext:value-type="string">
            <text:p>sed -i --follow-symlinks "s/#326796/#6272a4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#&quot;&amp;LOWER([.A58])&amp;&quot;/#&quot;&amp;LOWER([.B58])&amp;&quot;/g&quot;&amp;[.C58]&amp;&quot; *.svg&quot;" office:value-type="string" office:string-value="sed -i --follow-symlinks &quot;s/#c8c4b7/#cbcccc/g&quot; *.svg" calcext:value-type="string">
            <text:p>sed -i --follow-symlinks "s/#c8c4b7/#cbcccc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#&quot;&amp;LOWER([.A59])&amp;&quot;/#&quot;&amp;LOWER([.B59])&amp;&quot;/g&quot;&amp;[.C59]&amp;&quot; *.svg&quot;" office:value-type="string" office:string-value="sed -i --follow-symlinks &quot;s/#3d58a5/#515d85/g&quot; *.svg" calcext:value-type="string">
            <text:p>sed -i --follow-symlinks "s/#3d58a5/#515d85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#&quot;&amp;LOWER([.A60])&amp;&quot;/#&quot;&amp;LOWER([.B60])&amp;&quot;/g&quot;&amp;[.C60]&amp;&quot; *.svg&quot;" office:value-type="string" office:string-value="sed -i --follow-symlinks &quot;s/#415aa2/#515d85/g&quot; *.svg" calcext:value-type="string">
            <text:p>sed -i --follow-symlinks "s/#415aa2/#515d85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#&quot;&amp;LOWER([.A61])&amp;&quot;/#&quot;&amp;LOWER([.B61])&amp;&quot;/g&quot;&amp;[.C61]&amp;&quot; *.svg&quot;" office:value-type="string" office:string-value="sed -i --follow-symlinks &quot;s/#71cd4f/#46c66a/g&quot; *.svg" calcext:value-type="string">
            <text:p>sed -i --follow-symlinks "s/#71cd4f/#46c66a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#&quot;&amp;LOWER([.A62])&amp;&quot;/#&quot;&amp;LOWER([.B62])&amp;&quot;/g&quot;&amp;[.C62]&amp;&quot; *.svg&quot;" office:value-type="string" office:string-value="sed -i --follow-symlinks &quot;s/#2bacf2/#13b1d5/g&quot; *.svg" calcext:value-type="string">
            <text:p>sed -i --follow-symlinks "s/#2bacf2/#13b1d5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#&quot;&amp;LOWER([.A63])&amp;&quot;/#&quot;&amp;LOWER([.B63])&amp;&quot;/g&quot;&amp;[.C63]&amp;&quot; *.svg&quot;" office:value-type="string" office:string-value="sed -i --follow-symlinks &quot;s/#87d07d/#50fa7b/g&quot; *.svg" calcext:value-type="string">
            <text:p>sed -i --follow-symlinks "s/#87d07d/#50fa7b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#&quot;&amp;LOWER([.A64])&amp;&quot;/#&quot;&amp;LOWER([.B64])&amp;&quot;/g&quot;&amp;[.C64]&amp;&quot; *.svg&quot;" office:value-type="string" office:string-value="sed -i --follow-symlinks &quot;s/#f38144/#c7925b/g&quot; *.svg" calcext:value-type="string">
            <text:p>sed -i --follow-symlinks "s/#f38144/#c7925b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#&quot;&amp;LOWER([.A65])&amp;&quot;/#&quot;&amp;LOWER([.B65])&amp;&quot;/g&quot;&amp;[.C65]&amp;&quot; *.svg&quot;" office:value-type="string" office:string-value="sed -i --follow-symlinks &quot;s/#8f76e4/#7b7bbd/g&quot; *.svg" calcext:value-type="string">
            <text:p>sed -i --follow-symlinks "s/#8f76e4/#7b7bbd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#&quot;&amp;LOWER([.A66])&amp;&quot;/#&quot;&amp;LOWER([.B66])&amp;&quot;/g&quot;&amp;[.C66]&amp;&quot; *.svg&quot;" office:value-type="string" office:string-value="sed -i --follow-symlinks &quot;s/#f37329/#fd7e7c/g&quot; *.svg" calcext:value-type="string">
            <text:p>sed -i --follow-symlinks "s/#f37329/#fd7e7c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#&quot;&amp;LOWER([.A67])&amp;&quot;/#&quot;&amp;LOWER([.B67])&amp;&quot;/g&quot;&amp;[.C67]&amp;&quot; *.svg&quot;" office:value-type="string" office:string-value="sed -i --follow-symlinks &quot;s/#8175c0/#9576c5/g&quot; *.svg" calcext:value-type="string">
            <text:p>sed -i --follow-symlinks "s/#8175c0/#9576c5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#&quot;&amp;LOWER([.A68])&amp;&quot;/#&quot;&amp;LOWER([.B68])&amp;&quot;/g&quot;&amp;[.C68]&amp;&quot; *.svg&quot;" office:value-type="string" office:string-value="sed -i --follow-symlinks &quot;s/#5c3183/#7b7bbd/g&quot; *.svg" calcext:value-type="string">
            <text:p>sed -i --follow-symlinks "s/#5c3183/#7b7bbd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#&quot;&amp;LOWER([.A69])&amp;&quot;/#&quot;&amp;LOWER([.B69])&amp;&quot;/g&quot;&amp;[.C69]&amp;&quot; *.svg&quot;" office:value-type="string" office:string-value="sed -i --follow-symlinks &quot;s/#a469d8/#c7639f/g&quot; *.svg" calcext:value-type="string">
            <text:p>sed -i --follow-symlinks "s/#a469d8/#c7639f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#&quot;&amp;LOWER([.A70])&amp;&quot;/#&quot;&amp;LOWER([.B70])&amp;&quot;/g&quot;&amp;[.C70]&amp;&quot; *.svg&quot;" office:value-type="string" office:string-value="sed -i --follow-symlinks &quot;s/#333333/#282a36/g&quot; *.svg" calcext:value-type="string">
            <text:p>sed -i --follow-symlinks "s/#333333/#282a36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#&quot;&amp;LOWER([.A71])&amp;&quot;/#&quot;&amp;LOWER([.B71])&amp;&quot;/g&quot;&amp;[.C71]&amp;&quot; *.svg&quot;" office:value-type="string" office:string-value="sed -i --follow-symlinks &quot;s/#59dd59/#46c66a/g&quot; *.svg" calcext:value-type="string">
            <text:p>sed -i --follow-symlinks "s/#59dd59/#46c66a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#&quot;&amp;LOWER([.A72])&amp;&quot;/#&quot;&amp;LOWER([.B72])&amp;&quot;/g&quot;&amp;[.C72]&amp;&quot; *.svg&quot;" office:value-type="string" office:string-value="sed -i --follow-symlinks &quot;s/#de9966/#c7925b/g&quot; *.svg" calcext:value-type="string">
            <text:p>sed -i --follow-symlinks "s/#de9966/#c7925b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#&quot;&amp;LOWER([.A73])&amp;&quot;/#&quot;&amp;LOWER([.B73])&amp;&quot;/g&quot;&amp;[.C73]&amp;&quot; *.svg&quot;" office:value-type="string" office:string-value="sed -i --follow-symlinks &quot;s/#f85879/#fd99d1/g&quot; *.svg" calcext:value-type="string">
            <text:p>sed -i --follow-symlinks "s/#f85879/#fd99d1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#&quot;&amp;LOWER([.A74])&amp;&quot;/#&quot;&amp;LOWER([.B74])&amp;&quot;/g&quot;&amp;[.C74]&amp;&quot; *.svg&quot;" office:value-type="string" office:string-value="sed -i --follow-symlinks &quot;s/#d70751/#c7639f/g&quot; *.svg" calcext:value-type="string">
            <text:p>sed -i --follow-symlinks "s/#d70751/#c7639f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#&quot;&amp;LOWER([.A75])&amp;&quot;/#&quot;&amp;LOWER([.B75])&amp;&quot;/g&quot;&amp;[.C75]&amp;&quot; *.svg&quot;" office:value-type="string" office:string-value="sed -i --follow-symlinks &quot;s/#90d344/#46c66a/g&quot; *.svg" calcext:value-type="string">
            <text:p>sed -i --follow-symlinks "s/#90d344/#46c66a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#&quot;&amp;LOWER([.A76])&amp;&quot;/#&quot;&amp;LOWER([.B76])&amp;&quot;/g&quot;&amp;[.C76]&amp;&quot; *.svg&quot;" office:value-type="string" office:string-value="sed -i --follow-symlinks &quot;s/#2c3135/#282a36/g&quot; *.svg" calcext:value-type="string">
            <text:p>sed -i --follow-symlinks "s/#2c3135/#282a36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#&quot;&amp;LOWER([.A77])&amp;&quot;/#&quot;&amp;LOWER([.B77])&amp;&quot;/g&quot;&amp;[.C77]&amp;&quot; *.svg&quot;" office:value-type="string" office:string-value="sed -i --follow-symlinks &quot;s/#5ee05e/#46c66a/g&quot; *.svg" calcext:value-type="string">
            <text:p>sed -i --follow-symlinks "s/#5ee05e/#46c66a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#&quot;&amp;LOWER([.A78])&amp;&quot;/#&quot;&amp;LOWER([.B78])&amp;&quot;/g&quot;&amp;[.C78]&amp;&quot; *.svg&quot;" office:value-type="string" office:string-value="sed -i --follow-symlinks &quot;s/#5ad85d/#46c66a/g&quot; *.svg" calcext:value-type="string">
            <text:p>sed -i --follow-symlinks "s/#5ad85d/#46c66a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#&quot;&amp;LOWER([.A79])&amp;&quot;/#&quot;&amp;LOWER([.B79])&amp;&quot;/g&quot;&amp;[.C79]&amp;&quot; *.svg&quot;" office:value-type="string" office:string-value="sed -i --follow-symlinks &quot;s/#ffce3d/#ffb86c/g&quot; *.svg" calcext:value-type="string">
            <text:p>sed -i --follow-symlinks "s/#ffce3d/#ffb86c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#&quot;&amp;LOWER([.A80])&amp;&quot;/#&quot;&amp;LOWER([.B80])&amp;&quot;/g&quot;&amp;[.C80]&amp;&quot; *.svg&quot;" office:value-type="string" office:string-value="sed -i --follow-symlinks &quot;s/#ff584c/#ff5555/g&quot; *.svg" calcext:value-type="string">
            <text:p>sed -i --follow-symlinks "s/#ff584c/#ff5555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#&quot;&amp;LOWER([.A81])&amp;&quot;/#&quot;&amp;LOWER([.B81])&amp;&quot;/g&quot;&amp;[.C81]&amp;&quot; *.svg&quot;" office:value-type="string" office:string-value="sed -i --follow-symlinks &quot;s/#387fe7/#6272a4/g&quot; *.svg" calcext:value-type="string">
            <text:p>sed -i --follow-symlinks "s/#387fe7/#6272a4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#&quot;&amp;LOWER([.A82])&amp;&quot;/#&quot;&amp;LOWER([.B82])&amp;&quot;/g&quot;&amp;[.C82]&amp;&quot; *.svg&quot;" office:value-type="string" office:string-value="sed -i --follow-symlinks &quot;s/#f76628/#c7484a/g&quot; *.svg" calcext:value-type="string">
            <text:p>sed -i --follow-symlinks "s/#f76628/#c7484a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#&quot;&amp;LOWER([.A83])&amp;&quot;/#&quot;&amp;LOWER([.B83])&amp;&quot;/g&quot;&amp;[.C83]&amp;&quot; *.svg&quot;" office:value-type="string" office:string-value="sed -i --follow-symlinks &quot;s/#999999/#9ea0a6/g&quot; *.svg" calcext:value-type="string">
            <text:p>sed -i --follow-symlinks "s/#999999/#9ea0a6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#&quot;&amp;LOWER([.A84])&amp;&quot;/#&quot;&amp;LOWER([.B84])&amp;&quot;/g&quot;&amp;[.C84]&amp;&quot; *.svg&quot;" office:value-type="string" office:string-value="sed -i --follow-symlinks &quot;s/#afdde9/#a6edfa/g&quot; *.svg" calcext:value-type="string">
            <text:p>sed -i --follow-symlinks "s/#afdde9/#a6edfa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#&quot;&amp;LOWER([.A85])&amp;&quot;/#&quot;&amp;LOWER([.B85])&amp;&quot;/g&quot;&amp;[.C85]&amp;&quot; *.svg&quot;" office:value-type="string" office:string-value="sed -i --follow-symlinks &quot;s/#3a9d4a/#46c66a/g&quot; *.svg" calcext:value-type="string">
            <text:p>sed -i --follow-symlinks "s/#3a9d4a/#46c66a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#&quot;&amp;LOWER([.A86])&amp;&quot;/#&quot;&amp;LOWER([.B86])&amp;&quot;/g&quot;&amp;[.C86]&amp;&quot; *.svg&quot;" office:value-type="string" office:string-value="sed -i --follow-symlinks &quot;s/#f35450/#ff5555/g&quot; *.svg" calcext:value-type="string">
            <text:p>sed -i --follow-symlinks "s/#f35450/#ff5555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#&quot;&amp;LOWER([.A87])&amp;&quot;/#&quot;&amp;LOWER([.B87])&amp;&quot;/g&quot;&amp;[.C87]&amp;&quot; *.svg&quot;" office:value-type="string" office:string-value="sed -i --follow-symlinks &quot;s/#fec21a/#c7925b/g&quot; *.svg" calcext:value-type="string">
            <text:p>sed -i --follow-symlinks "s/#fec21a/#c7925b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#&quot;&amp;LOWER([.A88])&amp;&quot;/#&quot;&amp;LOWER([.B88])&amp;&quot;/g&quot;&amp;[.C88]&amp;&quot; *.svg&quot;" office:value-type="string" office:string-value="sed -i --follow-symlinks &quot;s/#f63163/#c7639f/g&quot; *.svg" calcext:value-type="string">
            <text:p>sed -i --follow-symlinks "s/#f63163/#c7639f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#&quot;&amp;LOWER([.A89])&amp;&quot;/#&quot;&amp;LOWER([.B89])&amp;&quot;/g&quot;&amp;[.C89]&amp;&quot; *.svg&quot;" office:value-type="string" office:string-value="sed -i --follow-symlinks &quot;s/#df5943/#ff5555/g&quot; *.svg" calcext:value-type="string">
            <text:p>sed -i --follow-symlinks "s/#df5943/#ff5555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#&quot;&amp;LOWER([.A90])&amp;&quot;/#&quot;&amp;LOWER([.B90])&amp;&quot;/g&quot;&amp;[.C90]&amp;&quot; *.svg&quot;" office:value-type="string" office:string-value="sed -i --follow-symlinks &quot;s/#ff9230/#ffb86c/g&quot; *.svg" calcext:value-type="string">
            <text:p>sed -i --follow-symlinks "s/#ff9230/#ffb86c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#&quot;&amp;LOWER([.A91])&amp;&quot;/#&quot;&amp;LOWER([.B91])&amp;&quot;/g&quot;&amp;[.C91]&amp;&quot; *.svg&quot;" office:value-type="string" office:string-value="sed -i --follow-symlinks &quot;s/#8542c2/#9576c5/g&quot; *.svg" calcext:value-type="string">
            <text:p>sed -i --follow-symlinks "s/#8542c2/#9576c5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#&quot;&amp;LOWER([.A92])&amp;&quot;/#&quot;&amp;LOWER([.B92])&amp;&quot;/g&quot;&amp;[.C92]&amp;&quot; *.svg&quot;" office:value-type="string" office:string-value="sed -i --follow-symlinks &quot;s/#986230/#c7925b/g&quot; *.svg" calcext:value-type="string">
            <text:p>sed -i --follow-symlinks "s/#986230/#c7925b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#&quot;&amp;LOWER([.A93])&amp;&quot;/#&quot;&amp;LOWER([.B93])&amp;&quot;/g&quot;&amp;[.C93]&amp;&quot; *.svg&quot;" office:value-type="string" office:string-value="sed -i --follow-symlinks &quot;s/#f7a42d/#c7925b/g&quot; *.svg" calcext:value-type="string">
            <text:p>sed -i --follow-symlinks "s/#f7a42d/#c7925b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#&quot;&amp;LOWER([.A94])&amp;&quot;/#&quot;&amp;LOWER([.B94])&amp;&quot;/g&quot;&amp;[.C94]&amp;&quot; *.svg&quot;" office:value-type="string" office:string-value="sed -i --follow-symlinks &quot;s/#f65252/#ff5555/g&quot; *.svg" calcext:value-type="string">
            <text:p>sed -i --follow-symlinks "s/#f65252/#ff5555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#&quot;&amp;LOWER([.A95])&amp;&quot;/#&quot;&amp;LOWER([.B95])&amp;&quot;/g&quot;&amp;[.C95]&amp;&quot; *.svg&quot;" office:value-type="string" office:string-value="sed -i --follow-symlinks &quot;s/#1facf5/#13b1d5/g&quot; *.svg" calcext:value-type="string">
            <text:p>sed -i --follow-symlinks "s/#1facf5/#13b1d5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#&quot;&amp;LOWER([.A96])&amp;&quot;/#&quot;&amp;LOWER([.B96])&amp;&quot;/g&quot;&amp;[.C96]&amp;&quot; *.svg&quot;" office:value-type="string" office:string-value="sed -i --follow-symlinks &quot;s/#fa4b2d/#ff5555/g&quot; *.svg" calcext:value-type="string">
            <text:p>sed -i --follow-symlinks "s/#fa4b2d/#ff5555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#&quot;&amp;LOWER([.A97])&amp;&quot;/#&quot;&amp;LOWER([.B97])&amp;&quot;/g&quot;&amp;[.C97]&amp;&quot; *.svg&quot;" office:value-type="string" office:string-value="sed -i --follow-symlinks &quot;s/#999/#9ea0a6/g&quot; *.svg" calcext:value-type="string">
            <text:p>sed -i --follow-symlinks "s/#999/#9ea0a6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#&quot;&amp;LOWER([.A98])&amp;&quot;/#&quot;&amp;LOWER([.B98])&amp;&quot;/g&quot;&amp;[.C98]&amp;&quot; *.svg&quot;" office:value-type="string" office:string-value="sed -i --follow-symlinks &quot;s/#333/#282a36/g&quot; *.svg" calcext:value-type="string">
            <text:p>sed -i --follow-symlinks "s/#333/#282a36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#&quot;&amp;LOWER([.A99])&amp;&quot;/#&quot;&amp;LOWER([.B99])&amp;&quot;/g&quot;&amp;[.C99]&amp;&quot; *.svg&quot;" office:value-type="string" office:string-value="sed -i --follow-symlinks &quot;s/#888/#717380/g&quot; *.svg" calcext:value-type="string">
            <text:p>sed -i --follow-symlinks "s/#888/#717380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#&quot;&amp;LOWER([.A100])&amp;&quot;/#&quot;&amp;LOWER([.B100])&amp;&quot;/g&quot;&amp;[.C100]&amp;&quot; *.svg&quot;" office:value-type="string" office:string-value="sed -i --follow-symlinks &quot;s/#37a6e6/#13b1d5/g&quot; *.svg" calcext:value-type="string">
            <text:p>sed -i --follow-symlinks "s/#37a6e6/#13b1d5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#&quot;&amp;LOWER([.A101])&amp;&quot;/#&quot;&amp;LOWER([.B101])&amp;&quot;/g&quot;&amp;[.C101]&amp;&quot; *.svg&quot;" office:value-type="string" office:string-value="sed -i --follow-symlinks &quot;s/#f46062/#ff5555/g&quot; *.svg" calcext:value-type="string">
            <text:p>sed -i --follow-symlinks "s/#f46062/#ff5555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#&quot;&amp;LOWER([.A102])&amp;&quot;/#&quot;&amp;LOWER([.B102])&amp;&quot;/g&quot;&amp;[.C102]&amp;&quot; *.svg&quot;" office:value-type="string" office:string-value="sed -i --follow-symlinks &quot;s/#51db51/#46c66a/g&quot; *.svg" calcext:value-type="string">
            <text:p>sed -i --follow-symlinks "s/#51db51/#46c66a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#&quot;&amp;LOWER([.A103])&amp;&quot;/#&quot;&amp;LOWER([.B103])&amp;&quot;/g&quot;&amp;[.C103]&amp;&quot; *.svg&quot;" office:value-type="string" office:string-value="sed -i --follow-symlinks &quot;s/#1463a5/#6272a4/g&quot; *.svg" calcext:value-type="string">
            <text:p>sed -i --follow-symlinks "s/#1463a5/#6272a4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#&quot;&amp;LOWER([.A104])&amp;&quot;/#&quot;&amp;LOWER([.B104])&amp;&quot;/g&quot;&amp;[.C104]&amp;&quot; *.svg&quot;" office:value-type="string" office:string-value="sed -i --follow-symlinks &quot;s/#8b4cc4/#9576c5/g&quot; *.svg" calcext:value-type="string">
            <text:p>sed -i --follow-symlinks "s/#8b4cc4/#9576c5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#&quot;&amp;LOWER([.A105])&amp;&quot;/#&quot;&amp;LOWER([.B105])&amp;&quot;/g&quot;&amp;[.C105]&amp;&quot; *.svg&quot;" office:value-type="string" office:string-value="sed -i --follow-symlinks &quot;s/#d253c8/#c7639f/g&quot; *.svg" calcext:value-type="string">
            <text:p>sed -i --follow-symlinks "s/#d253c8/#c7639f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#&quot;&amp;LOWER([.A106])&amp;&quot;/#&quot;&amp;LOWER([.B106])&amp;&quot;/g&quot;&amp;[.C106]&amp;&quot; *.svg&quot;" office:value-type="string" office:string-value="sed -i --follow-symlinks &quot;s/#326197/#515d85/g&quot; *.svg" calcext:value-type="string">
            <text:p>sed -i --follow-symlinks "s/#326197/#515d85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#&quot;&amp;LOWER([.A107])&amp;&quot;/#&quot;&amp;LOWER([.B107])&amp;&quot;/g&quot;&amp;[.C107]&amp;&quot; *.svg&quot;" office:value-type="string" office:string-value="sed -i --follow-symlinks &quot;s/#fa6a5d/#fd7e7c/g&quot; *.svg" calcext:value-type="string">
            <text:p>sed -i --follow-symlinks "s/#fa6a5d/#fd7e7c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#&quot;&amp;LOWER([.A108])&amp;&quot;/#&quot;&amp;LOWER([.B108])&amp;&quot;/g&quot;&amp;[.C108]&amp;&quot; *.svg&quot;" office:value-type="string" office:string-value="sed -i --follow-symlinks &quot;s/#ff5959/#ff5555/g&quot; *.svg" calcext:value-type="string">
            <text:p>sed -i --follow-symlinks "s/#ff5959/#ff5555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#&quot;&amp;LOWER([.A109])&amp;&quot;/#&quot;&amp;LOWER([.B109])&amp;&quot;/g&quot;&amp;[.C109]&amp;&quot; *.svg&quot;" office:value-type="string" office:string-value="sed -i --follow-symlinks &quot;s/#f5980c/#c7925b/g&quot; *.svg" calcext:value-type="string">
            <text:p>sed -i --follow-symlinks "s/#f5980c/#c7925b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#&quot;&amp;LOWER([.A110])&amp;&quot;/#&quot;&amp;LOWER([.B110])&amp;&quot;/g&quot;&amp;[.C110]&amp;&quot; *.svg&quot;" office:value-type="string" office:string-value="sed -i --follow-symlinks &quot;s/#f5990e/#c7925b/g&quot; *.svg" calcext:value-type="string">
            <text:p>sed -i --follow-symlinks "s/#f5990e/#c7925b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#&quot;&amp;LOWER([.A111])&amp;&quot;/#&quot;&amp;LOWER([.B111])&amp;&quot;/g&quot;&amp;[.C111]&amp;&quot; *.svg&quot;" office:value-type="string" office:string-value="sed -i --follow-symlinks &quot;s/#3b549d/#515d85/g&quot; *.svg" calcext:value-type="string">
            <text:p>sed -i --follow-symlinks "s/#3b549d/#515d85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#&quot;&amp;LOWER([.A112])&amp;&quot;/#&quot;&amp;LOWER([.B112])&amp;&quot;/g&quot;&amp;[.C112]&amp;&quot; *.svg&quot;" office:value-type="string" office:string-value="sed -i --follow-symlinks &quot;s/#ff7643/#c7925b/g&quot; *.svg" calcext:value-type="string">
            <text:p>sed -i --follow-symlinks "s/#ff7643/#c7925b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#&quot;&amp;LOWER([.A113])&amp;&quot;/#&quot;&amp;LOWER([.B113])&amp;&quot;/g&quot;&amp;[.C113]&amp;&quot; *.svg&quot;" office:value-type="string" office:string-value="sed -i --follow-symlinks &quot;s/#7e8087/#717380/g&quot; *.svg" calcext:value-type="string">
            <text:p>sed -i --follow-symlinks "s/#7e8087/#717380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#&quot;&amp;LOWER([.A114])&amp;&quot;/#&quot;&amp;LOWER([.B114])&amp;&quot;/g&quot;&amp;[.C114]&amp;&quot; *.svg&quot;" office:value-type="string" office:string-value="sed -i --follow-symlinks &quot;s/#d7616a/#fd7e7c/g&quot; *.svg" calcext:value-type="string">
            <text:p>sed -i --follow-symlinks "s/#d7616a/#fd7e7c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#&quot;&amp;LOWER([.A115])&amp;&quot;/#&quot;&amp;LOWER([.B115])&amp;&quot;/g&quot;&amp;[.C115]&amp;&quot; *.svg&quot;" office:value-type="string" office:string-value="sed -i --follow-symlinks &quot;s/#e73625/#c7484a/g&quot; *.svg" calcext:value-type="string">
            <text:p>sed -i --follow-symlinks "s/#e73625/#c7484a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#&quot;&amp;LOWER([.A116])&amp;&quot;/#&quot;&amp;LOWER([.B116])&amp;&quot;/g&quot;&amp;[.C116]&amp;&quot; *.svg&quot;" office:value-type="string" office:string-value="sed -i --follow-symlinks &quot;s/#9f392d/#c7484a/g&quot; *.svg" calcext:value-type="string">
            <text:p>sed -i --follow-symlinks "s/#9f392d/#c7484a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#&quot;&amp;LOWER([.A117])&amp;&quot;/#&quot;&amp;LOWER([.B117])&amp;&quot;/g&quot;&amp;[.C117]&amp;&quot; *.svg&quot;" office:value-type="string" office:string-value="sed -i --follow-symlinks &quot;s/#37a7e5/#13b1d5/g&quot; *.svg" calcext:value-type="string">
            <text:p>sed -i --follow-symlinks "s/#37a7e5/#13b1d5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#&quot;&amp;LOWER([.A118])&amp;&quot;/#&quot;&amp;LOWER([.B118])&amp;&quot;/g&quot;&amp;[.C118]&amp;&quot; *.svg&quot;" office:value-type="string" office:string-value="sed -i --follow-symlinks &quot;s/#f09020/#c7925b/g&quot; *.svg" calcext:value-type="string">
            <text:p>sed -i --follow-symlinks "s/#f09020/#c7925b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#&quot;&amp;LOWER([.A119])&amp;&quot;/#&quot;&amp;LOWER([.B119])&amp;&quot;/g&quot;&amp;[.C119]&amp;&quot; *.svg&quot;" office:value-type="string" office:string-value="sed -i --follow-symlinks &quot;s/#ebad51/#ffb86c/g&quot; *.svg" calcext:value-type="string">
            <text:p>sed -i --follow-symlinks "s/#ebad51/#ffb86c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#&quot;&amp;LOWER([.A120])&amp;&quot;/#&quot;&amp;LOWER([.B120])&amp;&quot;/g&quot;&amp;[.C120]&amp;&quot; *.svg&quot;" office:value-type="string" office:string-value="sed -i --follow-symlinks &quot;s/#5252c5/#515d85/g&quot; *.svg" calcext:value-type="string">
            <text:p>sed -i --follow-symlinks "s/#5252c5/#515d85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#&quot;&amp;LOWER([.A121])&amp;&quot;/#&quot;&amp;LOWER([.B121])&amp;&quot;/g&quot;&amp;[.C121]&amp;&quot; *.svg&quot;" office:value-type="string" office:string-value="sed -i --follow-symlinks &quot;s/#eb577a/#c7639f/g&quot; *.svg" calcext:value-type="string">
            <text:p>sed -i --follow-symlinks "s/#eb577a/#c7639f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#&quot;&amp;LOWER([.A122])&amp;&quot;/#&quot;&amp;LOWER([.B122])&amp;&quot;/g&quot;&amp;[.C122]&amp;&quot; *.svg&quot;" office:value-type="string" office:string-value="sed -i --follow-symlinks &quot;s/#ffa84c/#ffb86c/g&quot; *.svg" calcext:value-type="string">
            <text:p>sed -i --follow-symlinks "s/#ffa84c/#ffb86c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#&quot;&amp;LOWER([.A123])&amp;&quot;/#&quot;&amp;LOWER([.B123])&amp;&quot;/g&quot;&amp;[.C123]&amp;&quot; *.svg&quot;" office:value-type="string" office:string-value="sed -i --follow-symlinks &quot;s/#88d75e/#46c66a/g&quot; *.svg" calcext:value-type="string">
            <text:p>sed -i --follow-symlinks "s/#88d75e/#46c66a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#&quot;&amp;LOWER([.A124])&amp;&quot;/#&quot;&amp;LOWER([.B124])&amp;&quot;/g&quot;&amp;[.C124]&amp;&quot; *.svg&quot;" office:value-type="string" office:string-value="sed -i --follow-symlinks &quot;s/#666666/#717380/g&quot; *.svg" calcext:value-type="string">
            <text:p>sed -i --follow-symlinks "s/#666666/#717380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#&quot;&amp;LOWER([.A125])&amp;&quot;/#&quot;&amp;LOWER([.B125])&amp;&quot;/g&quot;&amp;[.C125]&amp;&quot; *.svg&quot;" office:value-type="string" office:string-value="sed -i --follow-symlinks &quot;s/#666/#717380/g&quot; *.svg" calcext:value-type="string">
            <text:p>sed -i --follow-symlinks "s/#666/#717380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#&quot;&amp;LOWER([.A126])&amp;&quot;/#&quot;&amp;LOWER([.B126])&amp;&quot;/g&quot;&amp;[.C126]&amp;&quot; *.svg&quot;" office:value-type="string" office:string-value="sed -i --follow-symlinks &quot;s/#f34f17/#ff5555/g&quot; *.svg" calcext:value-type="string">
            <text:p>sed -i --follow-symlinks "s/#f34f17/#ff5555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#&quot;&amp;LOWER([.A127])&amp;&quot;/#&quot;&amp;LOWER([.B127])&amp;&quot;/g&quot;&amp;[.C127]&amp;&quot; *.svg&quot;" office:value-type="string" office:string-value="sed -i --follow-symlinks &quot;s/#8c59d9/#9576c5/g&quot; *.svg" calcext:value-type="string">
            <text:p>sed -i --follow-symlinks "s/#8c59d9/#9576c5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#&quot;&amp;LOWER([.A128])&amp;&quot;/#&quot;&amp;LOWER([.B128])&amp;&quot;/g&quot;&amp;[.C128]&amp;&quot; *.svg&quot;" office:value-type="string" office:string-value="sed -i --follow-symlinks &quot;s/#7b7bbd/#6272a4/g&quot; *.svg" calcext:value-type="string">
            <text:p>sed -i --follow-symlinks "s/#7b7bbd/#6272a4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#&quot;&amp;LOWER([.A129])&amp;&quot;/#&quot;&amp;LOWER([.B129])&amp;&quot;/g&quot;&amp;[.C129]&amp;&quot; *.svg&quot;" office:value-type="string" office:string-value="sed -i --follow-symlinks &quot;s/#3097f4/#6272a4/g&quot; *.svg" calcext:value-type="string">
            <text:p>sed -i --follow-symlinks "s/#3097f4/#6272a4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#&quot;&amp;LOWER([.A130])&amp;&quot;/#&quot;&amp;LOWER([.B130])&amp;&quot;/g&quot;&amp;[.C130]&amp;&quot; *.svg&quot;" office:value-type="string" office:string-value="sed -i --follow-symlinks &quot;s/#3b549e/#515d85/g&quot; *.svg" calcext:value-type="string">
            <text:p>sed -i --follow-symlinks "s/#3b549e/#515d85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#&quot;&amp;LOWER([.A131])&amp;&quot;/#&quot;&amp;LOWER([.B131])&amp;&quot;/g&quot;&amp;[.C131]&amp;&quot; *.svg&quot;" office:value-type="string" office:string-value="sed -i --follow-symlinks &quot;s/#67614f/#c7925b/g&quot; *.svg" calcext:value-type="string">
            <text:p>sed -i --follow-symlinks "s/#67614f/#c7925b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#&quot;&amp;LOWER([.A132])&amp;&quot;/#&quot;&amp;LOWER([.B132])&amp;&quot;/g&quot;&amp;[.C132]&amp;&quot; *.svg&quot;" office:value-type="string" office:string-value="sed -i --follow-symlinks &quot;s/#7f7fff/#7b7bbd/g&quot; *.svg" calcext:value-type="string">
            <text:p>sed -i --follow-symlinks "s/#7f7fff/#7b7bbd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#&quot;&amp;LOWER([.A133])&amp;&quot;/#&quot;&amp;LOWER([.B133])&amp;&quot;/g&quot;&amp;[.C133]&amp;&quot; *.svg&quot;" office:value-type="string" office:string-value="sed -i --follow-symlinks &quot;s/#f9f9f9/#f8f8f2/g&quot; *.svg" calcext:value-type="string">
            <text:p>sed -i --follow-symlinks "s/#f9f9f9/#f8f8f2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#&quot;&amp;LOWER([.A134])&amp;&quot;/#&quot;&amp;LOWER([.B134])&amp;&quot;/g&quot;&amp;[.C134]&amp;&quot; *.svg&quot;" office:value-type="string" office:string-value="sed -i --follow-symlinks &quot;s/#b138b4/#c7639f/g&quot; *.svg" calcext:value-type="string">
            <text:p>sed -i --follow-symlinks "s/#b138b4/#c7639f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#&quot;&amp;LOWER([.A135])&amp;&quot;/#&quot;&amp;LOWER([.B135])&amp;&quot;/g&quot;&amp;[.C135]&amp;&quot; *.svg&quot;" office:value-type="string" office:string-value="sed -i --follow-symlinks &quot;s/#dc85e9/#ff79c6/g&quot; *.svg" calcext:value-type="string">
            <text:p>sed -i --follow-symlinks "s/#dc85e9/#ff79c6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#&quot;&amp;LOWER([.A136])&amp;&quot;/#&quot;&amp;LOWER([.B136])&amp;&quot;/g&quot;&amp;[.C136]&amp;&quot; *.svg&quot;" office:value-type="string" office:string-value="sed -i --follow-symlinks &quot;s/#9a14aa/#c7639f/g&quot; *.svg" calcext:value-type="string">
            <text:p>sed -i --follow-symlinks "s/#9a14aa/#c7639f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#&quot;&amp;LOWER([.A137])&amp;&quot;/#&quot;&amp;LOWER([.B137])&amp;&quot;/g&quot;&amp;[.C137]&amp;&quot; *.svg&quot;" office:value-type="string" office:string-value="sed -i --follow-symlinks &quot;s/#d17520/#c7925b/g&quot; *.svg" calcext:value-type="string">
            <text:p>sed -i --follow-symlinks "s/#d17520/#c7925b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#&quot;&amp;LOWER([.A138])&amp;&quot;/#&quot;&amp;LOWER([.B138])&amp;&quot;/g&quot;&amp;[.C138]&amp;&quot; *.svg&quot;" office:value-type="string" office:string-value="sed -i --follow-symlinks &quot;s/#f9d254/#f1fa8c/g&quot; *.svg" calcext:value-type="string">
            <text:p>sed -i --follow-symlinks "s/#f9d254/#f1fa8c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#&quot;&amp;LOWER([.A139])&amp;&quot;/#&quot;&amp;LOWER([.B139])&amp;&quot;/g&quot;&amp;[.C139]&amp;&quot; *.svg&quot;" office:value-type="string" office:string-value="sed -i --follow-symlinks &quot;s/#f7bfaf/#fd7e7c/g&quot; *.svg" calcext:value-type="string">
            <text:p>sed -i --follow-symlinks "s/#f7bfaf/#fd7e7c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#&quot;&amp;LOWER([.A140])&amp;&quot;/#&quot;&amp;LOWER([.B140])&amp;&quot;/g&quot;&amp;[.C140]&amp;&quot; *.svg&quot;" office:value-type="string" office:string-value="sed -i --follow-symlinks &quot;s/#d39d1d/#c7925b/g&quot; *.svg" calcext:value-type="string">
            <text:p>sed -i --follow-symlinks "s/#d39d1d/#c7925b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#&quot;&amp;LOWER([.A141])&amp;&quot;/#&quot;&amp;LOWER([.B141])&amp;&quot;/g&quot;&amp;[.C141]&amp;&quot; *.svg&quot;" office:value-type="string" office:string-value="sed -i --follow-symlinks &quot;s/#9ef290/#7afa99/g&quot; *.svg" calcext:value-type="string">
            <text:p>sed -i --follow-symlinks "s/#9ef290/#7afa99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#&quot;&amp;LOWER([.A142])&amp;&quot;/#&quot;&amp;LOWER([.B142])&amp;&quot;/g&quot;&amp;[.C142]&amp;&quot; *.svg&quot;" office:value-type="string" office:string-value="sed -i --follow-symlinks &quot;s/#5b5b5b/#44475a/g&quot; *.svg" calcext:value-type="string">
            <text:p>sed -i --follow-symlinks "s/#5b5b5b/#44475a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#&quot;&amp;LOWER([.A143])&amp;&quot;/#&quot;&amp;LOWER([.B143])&amp;&quot;/g&quot;&amp;[.C143]&amp;&quot; *.svg&quot;" office:value-type="string" office:string-value="sed -i --follow-symlinks &quot;s/#cccccc/#cbcccc/g&quot; *.svg" calcext:value-type="string">
            <text:p>sed -i --follow-symlinks "s/#cccccc/#cbcccc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#&quot;&amp;LOWER([.A144])&amp;&quot;/#&quot;&amp;LOWER([.B144])&amp;&quot;/g&quot;&amp;[.C144]&amp;&quot; *.svg&quot;" office:value-type="string" office:string-value="sed -i --follow-symlinks &quot;s/#ccc/#cbcccc/g&quot; *.svg" calcext:value-type="string">
            <text:p>sed -i --follow-symlinks "s/#ccc/#cbcccc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#&quot;&amp;LOWER([.A145])&amp;&quot;/#&quot;&amp;LOWER([.B145])&amp;&quot;/g&quot;&amp;[.C145]&amp;&quot; *.svg&quot;" office:value-type="string" office:string-value="sed -i --follow-symlinks &quot;s/#f2f2f2/#f8f8f2/g&quot; *.svg" calcext:value-type="string">
            <text:p>sed -i --follow-symlinks "s/#f2f2f2/#f8f8f2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#&quot;&amp;LOWER([.A146])&amp;&quot;/#&quot;&amp;LOWER([.B146])&amp;&quot;/g&quot;&amp;[.C146]&amp;&quot; *.svg&quot;" office:value-type="string" office:string-value="sed -i --follow-symlinks &quot;s/#868583/#717380/g&quot; *.svg" calcext:value-type="string">
            <text:p>sed -i --follow-symlinks "s/#868583/#717380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#&quot;&amp;LOWER([.A147])&amp;&quot;/#&quot;&amp;LOWER([.B147])&amp;&quot;/g&quot;&amp;[.C147]&amp;&quot; *.svg&quot;" office:value-type="string" office:string-value="sed -i --follow-symlinks &quot;s/#1c99e0/#13b1d5/g&quot; *.svg" calcext:value-type="string">
            <text:p>sed -i --follow-symlinks "s/#1c99e0/#13b1d5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#&quot;&amp;LOWER([.A148])&amp;&quot;/#&quot;&amp;LOWER([.B148])&amp;&quot;/g&quot;&amp;[.C148]&amp;&quot; *.svg&quot;" office:value-type="string" office:string-value="sed -i --follow-symlinks &quot;s/#ad450d/#c7484a/g&quot; *.svg" calcext:value-type="string">
            <text:p>sed -i --follow-symlinks "s/#ad450d/#c7484a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#&quot;&amp;LOWER([.A149])&amp;&quot;/#&quot;&amp;LOWER([.B149])&amp;&quot;/g&quot;&amp;[.C149]&amp;&quot; *.svg&quot;" office:value-type="string" office:string-value="sed -i --follow-symlinks &quot;s/#aa4400/#c7925b/g&quot; *.svg" calcext:value-type="string">
            <text:p>sed -i --follow-symlinks "s/#aa4400/#c7925b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#&quot;&amp;LOWER([.A150])&amp;&quot;/#&quot;&amp;LOWER([.B150])&amp;&quot;/g&quot;&amp;[.C150]&amp;&quot; *.svg&quot;" office:value-type="string" office:string-value="sed -i --follow-symlinks &quot;s/#ff7f2a/#ffb86c/g&quot; *.svg" calcext:value-type="string">
            <text:p>sed -i --follow-symlinks "s/#ff7f2a/#ffb86c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#&quot;&amp;LOWER([.A151])&amp;&quot;/#&quot;&amp;LOWER([.B151])&amp;&quot;/g&quot;&amp;[.C151]&amp;&quot; *.svg&quot;" office:value-type="string" office:string-value="sed -i --follow-symlinks &quot;s/#a40/#c7925b/g&quot; *.svg" calcext:value-type="string">
            <text:p>sed -i --follow-symlinks "s/#a40/#c7925b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#&quot;&amp;LOWER([.A152])&amp;&quot;/#&quot;&amp;LOWER([.B152])&amp;&quot;/g&quot;&amp;[.C152]&amp;&quot; *.svg&quot;" office:value-type="string" office:string-value="sed -i --follow-symlinks &quot;s/#278d14/#46c66a/g&quot; *.svg" calcext:value-type="string">
            <text:p>sed -i --follow-symlinks "s/#278d14/#46c66a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#&quot;&amp;LOWER([.A153])&amp;&quot;/#&quot;&amp;LOWER([.B153])&amp;&quot;/g&quot;&amp;[.C153]&amp;&quot; *.svg&quot;" office:value-type="string" office:string-value="sed -i --follow-symlinks &quot;s/#179903/#46c66a/g&quot; *.svg" calcext:value-type="string">
            <text:p>sed -i --follow-symlinks "s/#179903/#46c66a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#&quot;&amp;LOWER([.A154])&amp;&quot;/#&quot;&amp;LOWER([.B154])&amp;&quot;/g&quot;&amp;[.C154]&amp;&quot; *.svg&quot;" office:value-type="string" office:string-value="sed -i --follow-symlinks &quot;s/#b2e8ac/#7afa99/g&quot; *.svg" calcext:value-type="string">
            <text:p>sed -i --follow-symlinks "s/#b2e8ac/#7afa99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#&quot;&amp;LOWER([.A155])&amp;&quot;/#&quot;&amp;LOWER([.B155])&amp;&quot;/g&quot;&amp;[.C155]&amp;&quot; *.svg&quot;" office:value-type="string" office:string-value="sed -i --follow-symlinks &quot;s/#036fad/#515d85/g&quot; *.svg" calcext:value-type="string">
            <text:p>sed -i --follow-symlinks "s/#036fad/#515d85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#&quot;&amp;LOWER([.A156])&amp;&quot;/#&quot;&amp;LOWER([.B156])&amp;&quot;/g&quot;&amp;[.C156]&amp;&quot; *.svg&quot;" office:value-type="string" office:string-value="sed -i --follow-symlinks &quot;s/#1d8cbf/#168daa/g&quot; *.svg" calcext:value-type="string">
            <text:p>sed -i --follow-symlinks "s/#1d8cbf/#168daa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#&quot;&amp;LOWER([.A157])&amp;&quot;/#&quot;&amp;LOWER([.B157])&amp;&quot;/g&quot;&amp;[.C157]&amp;&quot; *.svg&quot;" office:value-type="string" office:string-value="sed -i --follow-symlinks &quot;s/#249bd0/#13b1d5/g&quot; *.svg" calcext:value-type="string">
            <text:p>sed -i --follow-symlinks "s/#249bd0/#13b1d5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#&quot;&amp;LOWER([.A158])&amp;&quot;/#&quot;&amp;LOWER([.B158])&amp;&quot;/g&quot;&amp;[.C158]&amp;&quot; *.svg&quot;" office:value-type="string" office:string-value="sed -i --follow-symlinks &quot;s/#8bcef3/#8be9fd/g&quot; *.svg" calcext:value-type="string">
            <text:p>sed -i --follow-symlinks "s/#8bcef3/#8be9fd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#&quot;&amp;LOWER([.A159])&amp;&quot;/#&quot;&amp;LOWER([.B159])&amp;&quot;/g&quot;&amp;[.C159]&amp;&quot; *.svg&quot;" office:value-type="string" office:string-value="sed -i --follow-symlinks &quot;s/#18a203/#46c66a/g&quot; *.svg" calcext:value-type="string">
            <text:p>sed -i --follow-symlinks "s/#18a203/#46c66a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#&quot;&amp;LOWER([.A160])&amp;&quot;/#&quot;&amp;LOWER([.B160])&amp;&quot;/g&quot;&amp;[.C160]&amp;&quot; *.svg&quot;" office:value-type="string" office:string-value="sed -i --follow-symlinks &quot;s/#ffd441/#f1fa8c/g&quot; *.svg" calcext:value-type="string">
            <text:p>sed -i --follow-symlinks "s/#ffd441/#f1fa8c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#&quot;&amp;LOWER([.A161])&amp;&quot;/#&quot;&amp;LOWER([.B161])&amp;&quot;/g&quot;&amp;[.C161]&amp;&quot; *.svg&quot;" office:value-type="string" office:string-value="sed -i --follow-symlinks &quot;s/#535353/#44475a/g&quot; *.svg" calcext:value-type="string">
            <text:p>sed -i --follow-symlinks "s/#535353/#44475a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#&quot;&amp;LOWER([.A162])&amp;&quot;/#&quot;&amp;LOWER([.B162])&amp;&quot;/g&quot;&amp;[.C162]&amp;&quot; *.svg&quot;" office:value-type="string" office:string-value="sed -i --follow-symlinks &quot;s/#219bd6/#13b1d5/g&quot; *.svg" calcext:value-type="string">
            <text:p>sed -i --follow-symlinks "s/#219bd6/#13b1d5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#&quot;&amp;LOWER([.A163])&amp;&quot;/#&quot;&amp;LOWER([.B163])&amp;&quot;/g&quot;&amp;[.C163]&amp;&quot; *.svg&quot;" office:value-type="string" office:string-value="sed -i --follow-symlinks &quot;s/#006eac/#168daa/g&quot; *.svg" calcext:value-type="string">
            <text:p>sed -i --follow-symlinks "s/#006eac/#168daa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#&quot;&amp;LOWER([.A164])&amp;&quot;/#&quot;&amp;LOWER([.B164])&amp;&quot;/g&quot;&amp;[.C164]&amp;&quot; *.svg&quot;" office:value-type="string" office:string-value="sed -i --follow-symlinks &quot;s/#a0dcff/#4cc3dc/g&quot; *.svg" calcext:value-type="string">
            <text:p>sed -i --follow-symlinks "s/#a0dcff/#4cc3dc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#&quot;&amp;LOWER([.A165])&amp;&quot;/#&quot;&amp;LOWER([.B165])&amp;&quot;/g&quot;&amp;[.C165]&amp;&quot; *.svg&quot;" office:value-type="string" office:string-value="sed -i --follow-symlinks &quot;s/#f62e61/#c7639f/g&quot; *.svg" calcext:value-type="string">
            <text:p>sed -i --follow-symlinks "s/#f62e61/#c7639f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#&quot;&amp;LOWER([.A166])&amp;&quot;/#&quot;&amp;LOWER([.B166])&amp;&quot;/g&quot;&amp;[.C166]&amp;&quot; *.svg&quot;" office:value-type="string" office:string-value="sed -i --follow-symlinks &quot;s/#fcd4e1/#fd99d1/g&quot; *.svg" calcext:value-type="string">
            <text:p>sed -i --follow-symlinks "s/#fcd4e1/#fd99d1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#&quot;&amp;LOWER([.A167])&amp;&quot;/#&quot;&amp;LOWER([.B167])&amp;&quot;/g&quot;&amp;[.C167]&amp;&quot; *.svg&quot;" office:value-type="string" office:string-value="sed -i --follow-symlinks &quot;s/#0ac4f0/#13b1d5/g&quot; *.svg" calcext:value-type="string">
            <text:p>sed -i --follow-symlinks "s/#0ac4f0/#13b1d5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#&quot;&amp;LOWER([.A168])&amp;&quot;/#&quot;&amp;LOWER([.B168])&amp;&quot;/g&quot;&amp;[.C168]&amp;&quot; *.svg&quot;" office:value-type="string" office:string-value="sed -i --follow-symlinks &quot;s/#bdedfb/#a6edfa/g&quot; *.svg" calcext:value-type="string">
            <text:p>sed -i --follow-symlinks "s/#bdedfb/#a6edfa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#&quot;&amp;LOWER([.A169])&amp;&quot;/#&quot;&amp;LOWER([.B169])&amp;&quot;/g&quot;&amp;[.C169]&amp;&quot; *.svg&quot;" office:value-type="string" office:string-value="sed -i --follow-symlinks &quot;s/#def8fe/#a6edfa/g&quot; *.svg" calcext:value-type="string">
            <text:p>sed -i --follow-symlinks "s/#def8fe/#a6edfa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#&quot;&amp;LOWER([.A170])&amp;&quot;/#&quot;&amp;LOWER([.B170])&amp;&quot;/g&quot;&amp;[.C170]&amp;&quot; *.svg&quot;" office:value-type="string" office:string-value="sed -i --follow-symlinks &quot;s/#fdefef/#fd99d1/g&quot; *.svg" calcext:value-type="string">
            <text:p>sed -i --follow-symlinks "s/#fdefef/#fd99d1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#&quot;&amp;LOWER([.A171])&amp;&quot;/#&quot;&amp;LOWER([.B171])&amp;&quot;/g&quot;&amp;[.C171]&amp;&quot; *.svg&quot;" office:value-type="string" office:string-value="sed -i --follow-symlinks &quot;s/#5294e2/#6272a4/g&quot; *.svg" calcext:value-type="string">
            <text:p>sed -i --follow-symlinks "s/#5294e2/#6272a4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#&quot;&amp;LOWER([.A172])&amp;&quot;/#&quot;&amp;LOWER([.B172])&amp;&quot;/g&quot;&amp;[.C172]&amp;&quot; *.svg&quot;" office:value-type="string" office:string-value="sed -i --follow-symlinks &quot;s/#eca973/#ffb86c/g&quot; *.svg" calcext:value-type="string">
            <text:p>sed -i --follow-symlinks "s/#eca973/#ffb86c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#&quot;&amp;LOWER([.A173])&amp;&quot;/#&quot;&amp;LOWER([.B173])&amp;&quot;/g&quot;&amp;[.C173]&amp;&quot; *.svg&quot;" office:value-type="string" office:string-value="sed -i --follow-symlinks &quot;s/#d78a4d/#c7925b/g&quot; *.svg" calcext:value-type="string">
            <text:p>sed -i --follow-symlinks "s/#d78a4d/#c7925b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#&quot;&amp;LOWER([.A174])&amp;&quot;/#&quot;&amp;LOWER([.B174])&amp;&quot;/g&quot;&amp;[.C174]&amp;&quot; *.svg&quot;" office:value-type="string" office:string-value="sed -i --follow-symlinks &quot;s/#43a0df/#13b1d5/g&quot; *.svg" calcext:value-type="string">
            <text:p>sed -i --follow-symlinks "s/#43a0df/#13b1d5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#&quot;&amp;LOWER([.A175])&amp;&quot;/#&quot;&amp;LOWER([.B175])&amp;&quot;/g&quot;&amp;[.C175]&amp;&quot; *.svg&quot;" office:value-type="string" office:string-value="sed -i --follow-symlinks &quot;s/#5884f4/#6272a4/g&quot; *.svg" calcext:value-type="string">
            <text:p>sed -i --follow-symlinks "s/#5884f4/#6272a4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#&quot;&amp;LOWER([.A176])&amp;&quot;/#&quot;&amp;LOWER([.B176])&amp;&quot;/g&quot;&amp;[.C176]&amp;&quot; *.svg&quot;" office:value-type="string" office:string-value="sed -i --follow-symlinks &quot;s/#66d7fc/#4cc3dc/g&quot; *.svg" calcext:value-type="string">
            <text:p>sed -i --follow-symlinks "s/#66d7fc/#4cc3dc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#&quot;&amp;LOWER([.A177])&amp;&quot;/#&quot;&amp;LOWER([.B177])&amp;&quot;/g&quot;&amp;[.C177]&amp;&quot; *.svg&quot;" office:value-type="string" office:string-value="sed -i --follow-symlinks &quot;s/#234db8/#515d85/g&quot; *.svg" calcext:value-type="string">
            <text:p>sed -i --follow-symlinks "s/#234db8/#515d85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#&quot;&amp;LOWER([.A178])&amp;&quot;/#&quot;&amp;LOWER([.B178])&amp;&quot;/g&quot;&amp;[.C178]&amp;&quot; *.svg&quot;" office:value-type="string" office:string-value="sed -i --follow-symlinks &quot;s/#455a64/#44475a/g&quot; *.svg" calcext:value-type="string">
            <text:p>sed -i --follow-symlinks "s/#455a64/#44475a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#&quot;&amp;LOWER([.A179])&amp;&quot;/#&quot;&amp;LOWER([.B179])&amp;&quot;/g&quot;&amp;[.C179]&amp;&quot; *.svg&quot;" office:value-type="string" office:string-value="sed -i --follow-symlinks &quot;s/#007acc/#168daa/g&quot; *.svg" calcext:value-type="string">
            <text:p>sed -i --follow-symlinks "s/#007acc/#168daa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#&quot;&amp;LOWER([.A180])&amp;&quot;/#&quot;&amp;LOWER([.B180])&amp;&quot;/g&quot;&amp;[.C180]&amp;&quot; *.svg&quot;" office:value-type="string" office:string-value="sed -i --follow-symlinks &quot;s/#f9b72b/#ffb86c/g&quot; *.svg" calcext:value-type="string">
            <text:p>sed -i --follow-symlinks "s/#f9b72b/#ffb86c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#&quot;&amp;LOWER([.A181])&amp;&quot;/#&quot;&amp;LOWER([.B181])&amp;&quot;/g&quot;&amp;[.C181]&amp;&quot; *.svg&quot;" office:value-type="string" office:string-value="sed -i --follow-symlinks &quot;s/#46aa97/#46c66a/g&quot; *.svg" calcext:value-type="string">
            <text:p>sed -i --follow-symlinks "s/#46aa97/#46c66a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#&quot;&amp;LOWER([.A182])&amp;&quot;/#&quot;&amp;LOWER([.B182])&amp;&quot;/g&quot;&amp;[.C182]&amp;&quot; *.svg&quot;" office:value-type="string" office:string-value="sed -i --follow-symlinks &quot;s/#d00310/#c7484a/g&quot; *.svg" calcext:value-type="string">
            <text:p>sed -i --follow-symlinks "s/#d00310/#c7484a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#&quot;&amp;LOWER([.A183])&amp;&quot;/#&quot;&amp;LOWER([.B183])&amp;&quot;/g&quot;&amp;[.C183]&amp;&quot; *.svg&quot;" office:value-type="string" office:string-value="sed -i --follow-symlinks &quot;s/#2f5fdd/#168daa/g&quot; *.svg" calcext:value-type="string">
            <text:p>sed -i --follow-symlinks "s/#2f5fdd/#168daa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#&quot;&amp;LOWER([.A184])&amp;&quot;/#&quot;&amp;LOWER([.B184])&amp;&quot;/g&quot;&amp;[.C184]&amp;&quot; *.svg&quot;" office:value-type="string" office:string-value="sed -i --follow-symlinks &quot;s/#a2aab9/#9ea0a6/g&quot; *.svg" calcext:value-type="string">
            <text:p>sed -i --follow-symlinks "s/#a2aab9/#9ea0a6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#&quot;&amp;LOWER([.A185])&amp;&quot;/#&quot;&amp;LOWER([.B185])&amp;&quot;/g&quot;&amp;[.C185]&amp;&quot; *.svg&quot;" office:value-type="string" office:string-value="sed -i --follow-symlinks &quot;s/#abd56b/#46c66a/g&quot; *.svg" calcext:value-type="string">
            <text:p>sed -i --follow-symlinks "s/#abd56b/#46c66a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#&quot;&amp;LOWER([.A186])&amp;&quot;/#&quot;&amp;LOWER([.B186])&amp;&quot;/g&quot;&amp;[.C186]&amp;&quot; *.svg&quot;" office:value-type="string" office:string-value="sed -i --follow-symlinks &quot;s/#efb458/#ffb86c/g&quot; *.svg" calcext:value-type="string">
            <text:p>sed -i --follow-symlinks "s/#efb458/#ffb86c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#&quot;&amp;LOWER([.A187])&amp;&quot;/#&quot;&amp;LOWER([.B187])&amp;&quot;/g&quot;&amp;[.C187]&amp;&quot; *.svg&quot;" office:value-type="string" office:string-value="sed -i --follow-symlinks &quot;s/#95458d/#c7639f/g&quot; *.svg" calcext:value-type="string">
            <text:p>sed -i --follow-symlinks "s/#95458d/#c7639f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#&quot;&amp;LOWER([.A188])&amp;&quot;/#&quot;&amp;LOWER([.B188])&amp;&quot;/g&quot;&amp;[.C188]&amp;&quot; *.svg&quot;" office:value-type="string" office:string-value="sed -i --follow-symlinks &quot;s/#da1636/#c7484a/g&quot; *.svg" calcext:value-type="string">
            <text:p>sed -i --follow-symlinks "s/#da1636/#c7484a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#&quot;&amp;LOWER([.A189])&amp;&quot;/#&quot;&amp;LOWER([.B189])&amp;&quot;/g&quot;&amp;[.C189]&amp;&quot; *.svg&quot;" office:value-type="string" office:string-value="sed -i --follow-symlinks &quot;s/#919caf/#8894b8/g&quot; *.svg" calcext:value-type="string">
            <text:p>sed -i --follow-symlinks "s/#919caf/#8894b8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#&quot;&amp;LOWER([.A190])&amp;&quot;/#&quot;&amp;LOWER([.B190])&amp;&quot;/g&quot;&amp;[.C190]&amp;&quot; *.svg&quot;" office:value-type="string" office:string-value="sed -i --follow-symlinks &quot;s/#76c22b/#50fa7b/g&quot; *.svg" calcext:value-type="string">
            <text:p>sed -i --follow-symlinks "s/#76c22b/#50fa7b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#&quot;&amp;LOWER([.A191])&amp;&quot;/#&quot;&amp;LOWER([.B191])&amp;&quot;/g&quot;&amp;[.C191]&amp;&quot; *.svg&quot;" office:value-type="string" office:string-value="sed -i --follow-symlinks &quot;s/#f22c42/#c7484a/g&quot; *.svg" calcext:value-type="string">
            <text:p>sed -i --follow-symlinks "s/#f22c42/#c7484a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#&quot;&amp;LOWER([.A192])&amp;&quot;/#&quot;&amp;LOWER([.B192])&amp;&quot;/g&quot;&amp;[.C192]&amp;&quot; *.svg&quot;" office:value-type="string" office:string-value="sed -i --follow-symlinks &quot;s/#46a926/#46c66a/g&quot; *.svg" calcext:value-type="string">
            <text:p>sed -i --follow-symlinks "s/#46a926/#46c66a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#&quot;&amp;LOWER([.A193])&amp;&quot;/#&quot;&amp;LOWER([.B193])&amp;&quot;/g&quot;&amp;[.C193]&amp;&quot; *.svg&quot;" office:value-type="string" office:string-value="sed -i --follow-symlinks &quot;s/#2b898f/#168daa/g&quot; *.svg" calcext:value-type="string">
            <text:p>sed -i --follow-symlinks "s/#2b898f/#168daa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#&quot;&amp;LOWER([.A194])&amp;&quot;/#&quot;&amp;LOWER([.B194])&amp;&quot;/g&quot;&amp;[.C194]&amp;&quot; *.svg&quot;" office:value-type="string" office:string-value="sed -i --follow-symlinks &quot;s/#aea795/#9ea0a6/g&quot; *.svg" calcext:value-type="string">
            <text:p>sed -i --follow-symlinks "s/#aea795/#9ea0a6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#&quot;&amp;LOWER([.A195])&amp;&quot;/#&quot;&amp;LOWER([.B195])&amp;&quot;/g&quot;&amp;[.C195]&amp;&quot; *.svg&quot;" office:value-type="string" office:string-value="sed -i --follow-symlinks &quot;s/#e6e6e6/#cbcccc/g&quot; *.svg" calcext:value-type="string">
            <text:p>sed -i --follow-symlinks "s/#e6e6e6/#cbcccc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#&quot;&amp;LOWER([.A196])&amp;&quot;/#&quot;&amp;LOWER([.B196])&amp;&quot;/g&quot;&amp;[.C196]&amp;&quot; *.svg&quot;" office:value-type="string" office:string-value="sed -i --follow-symlinks &quot;s/#44a5f3/#13b1d5/g&quot; *.svg" calcext:value-type="string">
            <text:p>sed -i --follow-symlinks "s/#44a5f3/#13b1d5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#&quot;&amp;LOWER([.A197])&amp;&quot;/#&quot;&amp;LOWER([.B197])&amp;&quot;/g&quot;&amp;[.C197]&amp;&quot; *.svg&quot;" office:value-type="string" office:string-value="sed -i --follow-symlinks &quot;s/#31c6b7/#72bfd0/g&quot; *.svg" calcext:value-type="string">
            <text:p>sed -i --follow-symlinks "s/#31c6b7/#72bfd0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#&quot;&amp;LOWER([.A198])&amp;&quot;/#&quot;&amp;LOWER([.B198])&amp;&quot;/g&quot;&amp;[.C198]&amp;&quot; *.svg&quot;" office:value-type="string" office:string-value="sed -i --follow-symlinks &quot;s/#7839b7/#9576c5/g&quot; *.svg" calcext:value-type="string">
            <text:p>sed -i --follow-symlinks "s/#7839b7/#9576c5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#&quot;&amp;LOWER([.A199])&amp;&quot;/#&quot;&amp;LOWER([.B199])&amp;&quot;/g&quot;&amp;[.C199]&amp;&quot; *.svg&quot;" office:value-type="string" office:string-value="sed -i --follow-symlinks &quot;s/#dd4f37/#ff5555/g&quot; *.svg" calcext:value-type="string">
            <text:p>sed -i --follow-symlinks "s/#dd4f37/#ff5555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#&quot;&amp;LOWER([.A200])&amp;&quot;/#&quot;&amp;LOWER([.B200])&amp;&quot;/g&quot;&amp;[.C200]&amp;&quot; *.svg&quot;" office:value-type="string" office:string-value="sed -i --follow-symlinks &quot;s/#eab305/#ffb86c/g&quot; *.svg" calcext:value-type="string">
            <text:p>sed -i --follow-symlinks "s/#eab305/#ffb86c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#&quot;&amp;LOWER([.A201])&amp;&quot;/#&quot;&amp;LOWER([.B201])&amp;&quot;/g&quot;&amp;[.C201]&amp;&quot; *.svg&quot;" office:value-type="string" office:string-value="sed -i --follow-symlinks &quot;s/#6d6fff/#7b7bbd/g&quot; *.svg" calcext:value-type="string">
            <text:p>sed -i --follow-symlinks "s/#6d6fff/#7b7bbd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#&quot;&amp;LOWER([.A202])&amp;&quot;/#&quot;&amp;LOWER([.B202])&amp;&quot;/g&quot;&amp;[.C202]&amp;&quot; *.svg&quot;" office:value-type="string" office:string-value="sed -i --follow-symlinks &quot;s/#1a7fd4/#6272a4/g&quot; *.svg" calcext:value-type="string">
            <text:p>sed -i --follow-symlinks "s/#1a7fd4/#6272a4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#&quot;&amp;LOWER([.A203])&amp;&quot;/#&quot;&amp;LOWER([.B203])&amp;&quot;/g&quot;&amp;[.C203]&amp;&quot; *.svg&quot;" office:value-type="string" office:string-value="sed -i --follow-symlinks &quot;s/#d85eca/#c7639f/g&quot; *.svg" calcext:value-type="string">
            <text:p>sed -i --follow-symlinks "s/#d85eca/#c7639f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#&quot;&amp;LOWER([.A204])&amp;&quot;/#&quot;&amp;LOWER([.B204])&amp;&quot;/g&quot;&amp;[.C204]&amp;&quot; *.svg&quot;" office:value-type="string" office:string-value="sed -i --follow-symlinks &quot;s/#e6446d/#c7639f/g&quot; *.svg" calcext:value-type="string">
            <text:p>sed -i --follow-symlinks "s/#e6446d/#c7639f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#&quot;&amp;LOWER([.A205])&amp;&quot;/#&quot;&amp;LOWER([.B205])&amp;&quot;/g&quot;&amp;[.C205]&amp;&quot; *.svg&quot;" office:value-type="string" office:string-value="sed -i --follow-symlinks &quot;s/#abacae/#9ea0a6/g&quot; *.svg" calcext:value-type="string">
            <text:p>sed -i --follow-symlinks "s/#abacae/#9ea0a6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#&quot;&amp;LOWER([.A206])&amp;&quot;/#&quot;&amp;LOWER([.B206])&amp;&quot;/g&quot;&amp;[.C206]&amp;&quot; *.svg&quot;" office:value-type="string" office:string-value="sed -i --follow-symlinks &quot;s/#ed5353/#ff5555/g&quot; *.svg" calcext:value-type="string">
            <text:p>sed -i --follow-symlinks "s/#ed5353/#ff5555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#&quot;&amp;LOWER([.A207])&amp;&quot;/#&quot;&amp;LOWER([.B207])&amp;&quot;/g&quot;&amp;[.C207]&amp;&quot; *.svg&quot;" office:value-type="string" office:string-value="sed -i --follow-symlinks &quot;s/#47a9de/#13b1d5/g&quot; *.svg" calcext:value-type="string">
            <text:p>sed -i --follow-symlinks "s/#47a9de/#13b1d5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#&quot;&amp;LOWER([.A208])&amp;&quot;/#&quot;&amp;LOWER([.B208])&amp;&quot;/g&quot;&amp;[.C208]&amp;&quot; *.svg&quot;" office:value-type="string" office:string-value="sed -i --follow-symlinks &quot;s/#ffd43b/#ffb86c/g&quot; *.svg" calcext:value-type="string">
            <text:p>sed -i --follow-symlinks "s/#ffd43b/#ffb86c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#&quot;&amp;LOWER([.A209])&amp;&quot;/#&quot;&amp;LOWER([.B209])&amp;&quot;/g&quot;&amp;[.C209]&amp;&quot; *.svg&quot;" office:value-type="string" office:string-value="sed -i --follow-symlinks &quot;s/#347ab4/#168daa/g&quot; *.svg" calcext:value-type="string">
            <text:p>sed -i --follow-symlinks "s/#347ab4/#168daa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#&quot;&amp;LOWER([.A210])&amp;&quot;/#&quot;&amp;LOWER([.B210])&amp;&quot;/g&quot;&amp;[.C210]&amp;&quot; *.svg&quot;" office:value-type="string" office:string-value="sed -i --follow-symlinks &quot;s/#3f51b5/#515d85/g&quot; *.svg" calcext:value-type="string">
            <text:p>sed -i --follow-symlinks "s/#3f51b5/#515d85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#&quot;&amp;LOWER([.A211])&amp;&quot;/#&quot;&amp;LOWER([.B211])&amp;&quot;/g&quot;&amp;[.C211]&amp;&quot; *.svg&quot;" office:value-type="string" office:string-value="sed -i --follow-symlinks &quot;s/#f44336/#ff5555/g&quot; *.svg" calcext:value-type="string">
            <text:p>sed -i --follow-symlinks "s/#f44336/#ff5555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#&quot;&amp;LOWER([.A212])&amp;&quot;/#&quot;&amp;LOWER([.B212])&amp;&quot;/g&quot;&amp;[.C212]&amp;&quot; *.svg&quot;" office:value-type="string" office:string-value="sed -i --follow-symlinks &quot;s/#e97cc8/#ff79c6/g&quot; *.svg" calcext:value-type="string">
            <text:p>sed -i --follow-symlinks "s/#e97cc8/#ff79c6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#&quot;&amp;LOWER([.A213])&amp;&quot;/#&quot;&amp;LOWER([.B213])&amp;&quot;/g&quot;&amp;[.C213]&amp;&quot; *.svg&quot;" office:value-type="string" office:string-value="sed -i --follow-symlinks &quot;s/#892a1f/#c7925b/g&quot; *.svg" calcext:value-type="string">
            <text:p>sed -i --follow-symlinks "s/#892a1f/#c7925b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#&quot;&amp;LOWER([.A214])&amp;&quot;/#&quot;&amp;LOWER([.B214])&amp;&quot;/g&quot;&amp;[.C214]&amp;&quot; *.svg&quot;" office:value-type="string" office:string-value="sed -i --follow-symlinks &quot;s/#c43ac4/#c7639f/g&quot; *.svg" calcext:value-type="string">
            <text:p>sed -i --follow-symlinks "s/#c43ac4/#c7639f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#&quot;&amp;LOWER([.A215])&amp;&quot;/#&quot;&amp;LOWER([.B215])&amp;&quot;/g&quot;&amp;[.C215]&amp;&quot; *.svg&quot;" office:value-type="string" office:string-value="sed -i --follow-symlinks &quot;s/#f37f53/#fd7e7c/g&quot; *.svg" calcext:value-type="string">
            <text:p>sed -i --follow-symlinks "s/#f37f53/#fd7e7c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#&quot;&amp;LOWER([.A216])&amp;&quot;/#&quot;&amp;LOWER([.B216])&amp;&quot;/g&quot;&amp;[.C216]&amp;&quot; *.svg&quot;" office:value-type="string" office:string-value="sed -i --follow-symlinks &quot;s/#4c37d1/#515d85/g&quot; *.svg" calcext:value-type="string">
            <text:p>sed -i --follow-symlinks "s/#4c37d1/#515d85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#&quot;&amp;LOWER([.A217])&amp;&quot;/#&quot;&amp;LOWER([.B217])&amp;&quot;/g&quot;&amp;[.C217]&amp;&quot; *.svg&quot;" office:value-type="string" office:string-value="sed -i --follow-symlinks &quot;s/#9550b2/#c7639f/g&quot; *.svg" calcext:value-type="string">
            <text:p>sed -i --follow-symlinks "s/#9550b2/#c7639f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#&quot;&amp;LOWER([.A218])&amp;&quot;/#&quot;&amp;LOWER([.B218])&amp;&quot;/g&quot;&amp;[.C218]&amp;&quot; *.svg&quot;" office:value-type="string" office:string-value="sed -i --follow-symlinks &quot;s/#f2793c/#c7925b/g&quot; *.svg" calcext:value-type="string">
            <text:p>sed -i --follow-symlinks "s/#f2793c/#c7925b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#&quot;&amp;LOWER([.A219])&amp;&quot;/#&quot;&amp;LOWER([.B219])&amp;&quot;/g&quot;&amp;[.C219]&amp;&quot; *.svg&quot;" office:value-type="string" office:string-value="sed -i --follow-symlinks &quot;s/#2095f2/#168daa/g&quot; *.svg" calcext:value-type="string">
            <text:p>sed -i --follow-symlinks "s/#2095f2/#168daa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#&quot;&amp;LOWER([.A220])&amp;&quot;/#&quot;&amp;LOWER([.B220])&amp;&quot;/g&quot;&amp;[.C220]&amp;&quot; *.svg&quot;" office:value-type="string" office:string-value="sed -i --follow-symlinks &quot;s/#7fcc74/#46c66a/g&quot; *.svg" calcext:value-type="string">
            <text:p>sed -i --follow-symlinks "s/#7fcc74/#46c66a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#&quot;&amp;LOWER([.A221])&amp;&quot;/#&quot;&amp;LOWER([.B221])&amp;&quot;/g&quot;&amp;[.C221]&amp;&quot; *.svg&quot;" office:value-type="string" office:string-value="sed -i --follow-symlinks &quot;s/#f62a5e/#c7639f/g&quot; *.svg" calcext:value-type="string">
            <text:p>sed -i --follow-symlinks "s/#f62a5e/#c7639f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#&quot;&amp;LOWER([.A222])&amp;&quot;/#&quot;&amp;LOWER([.B222])&amp;&quot;/g&quot;&amp;[.C222]&amp;&quot; *.svg&quot;" office:value-type="string" office:string-value="sed -i --follow-symlinks &quot;s/#3c56a1/#515d85/g&quot; *.svg" calcext:value-type="string">
            <text:p>sed -i --follow-symlinks "s/#3c56a1/#515d85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#&quot;&amp;LOWER([.A223])&amp;&quot;/#&quot;&amp;LOWER([.B223])&amp;&quot;/g&quot;&amp;[.C223]&amp;&quot; *.svg&quot;" office:value-type="string" office:string-value="sed -i --follow-symlinks &quot;s/#50b9dc/#13b1d5/g&quot; *.svg" calcext:value-type="string">
            <text:p>sed -i --follow-symlinks "s/#50b9dc/#13b1d5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#&quot;&amp;LOWER([.A224])&amp;&quot;/#&quot;&amp;LOWER([.B224])&amp;&quot;/g&quot;&amp;[.C224]&amp;&quot; *.svg&quot;" office:value-type="string" office:string-value="sed -i --follow-symlinks &quot;s/#f1c36c/#fdc88e/g&quot; *.svg" calcext:value-type="string">
            <text:p>sed -i --follow-symlinks "s/#f1c36c/#fdc88e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#&quot;&amp;LOWER([.A225])&amp;&quot;/#&quot;&amp;LOWER([.B225])&amp;&quot;/g&quot;&amp;[.C225]&amp;&quot; *.svg&quot;" office:value-type="string" office:string-value="sed -i --follow-symlinks &quot;s/#786136/#c7925b/g&quot; *.svg" calcext:value-type="string">
            <text:p>sed -i --follow-symlinks "s/#786136/#c7925b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#&quot;&amp;LOWER([.A226])&amp;&quot;/#&quot;&amp;LOWER([.B226])&amp;&quot;/g&quot;&amp;[.C226]&amp;&quot; *.svg&quot;" office:value-type="string" office:string-value="sed -i --follow-symlinks &quot;s/#8e4ba9/#9576c5/g&quot; *.svg" calcext:value-type="string">
            <text:p>sed -i --follow-symlinks "s/#8e4ba9/#9576c5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#&quot;&amp;LOWER([.A227])&amp;&quot;/#&quot;&amp;LOWER([.B227])&amp;&quot;/g&quot;&amp;[.C227]&amp;&quot; *.svg&quot;" office:value-type="string" office:string-value="sed -i --follow-symlinks &quot;s/#e3e6f5/#f8f8f2/g&quot; *.svg" calcext:value-type="string">
            <text:p>sed -i --follow-symlinks "s/#e3e6f5/#f8f8f2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#&quot;&amp;LOWER([.A228])&amp;&quot;/#&quot;&amp;LOWER([.B228])&amp;&quot;/g&quot;&amp;[.C228]&amp;&quot; *.svg&quot;" office:value-type="string" office:string-value="sed -i --follow-symlinks &quot;s/#2196f3/#13b1d5/g&quot; *.svg" calcext:value-type="string">
            <text:p>sed -i --follow-symlinks "s/#2196f3/#13b1d5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#&quot;&amp;LOWER([.A229])&amp;&quot;/#&quot;&amp;LOWER([.B229])&amp;&quot;/g&quot;&amp;[.C229]&amp;&quot; *.svg&quot;" office:value-type="string" office:string-value="sed -i --follow-symlinks &quot;s/#f9ce1d/#ffb86c/g&quot; *.svg" calcext:value-type="string">
            <text:p>sed -i --follow-symlinks "s/#f9ce1d/#ffb86c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#&quot;&amp;LOWER([.A230])&amp;&quot;/#&quot;&amp;LOWER([.B230])&amp;&quot;/g&quot;&amp;[.C230]&amp;&quot; *.svg&quot;" office:value-type="string" office:string-value="sed -i --follow-symlinks &quot;s/#4caf50/#46c66a/g&quot; *.svg" calcext:value-type="string">
            <text:p>sed -i --follow-symlinks "s/#4caf50/#46c66a/g" *.svg</text:p>
          </table:table-cell>
          <table:table-cell table:formula="of:=LEN([.B2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#&quot;&amp;LOWER([.A231])&amp;&quot;/#&quot;&amp;LOWER([.B231])&amp;&quot;/g&quot;&amp;[.C231]&amp;&quot; *.svg&quot;" office:value-type="string" office:string-value="sed -i --follow-symlinks &quot;s/#bebebe/#cbcccc/g&quot; *.svg" calcext:value-type="string">
            <text:p>sed -i --follow-symlinks "s/#bebe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#&quot;&amp;LOWER([.A232])&amp;&quot;/#&quot;&amp;LOWER([.B232])&amp;&quot;/g&quot;&amp;[.C232]&amp;&quot; *.svg&quot;" office:value-type="string" office:string-value="sed -i --follow-symlinks &quot;s/#df5656/#c7484a/g&quot; *.svg" calcext:value-type="string">
            <text:p>sed -i --follow-symlinks "s/#df565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#&quot;&amp;LOWER([.A233])&amp;&quot;/#&quot;&amp;LOWER([.B233])&amp;&quot;/g&quot;&amp;[.C233]&amp;&quot; *.svg&quot;" office:value-type="string" office:string-value="sed -i --follow-symlinks &quot;s/#ff9292/#fd7e7c/g&quot; *.svg" calcext:value-type="string">
            <text:p>sed -i --follow-symlinks "s/#ff9292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#&quot;&amp;LOWER([.A234])&amp;&quot;/#&quot;&amp;LOWER([.B234])&amp;&quot;/g&quot;&amp;[.C234]&amp;&quot; *.svg&quot;" office:value-type="string" office:string-value="sed -i --follow-symlinks &quot;s/#423c50/#44475a/g&quot; *.svg" calcext:value-type="string">
            <text:p>sed -i --follow-symlinks "s/#423c50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#&quot;&amp;LOWER([.A235])&amp;&quot;/#&quot;&amp;LOWER([.B235])&amp;&quot;/g&quot;&amp;[.C235]&amp;&quot; *.svg&quot;" office:value-type="string" office:string-value="sed -i --follow-symlinks &quot;s/#c83737/#c7484a/g&quot; *.svg" calcext:value-type="string">
            <text:p>sed -i --follow-symlinks "s/#c837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#&quot;&amp;LOWER([.A236])&amp;&quot;/#&quot;&amp;LOWER([.B236])&amp;&quot;/g&quot;&amp;[.C236]&amp;&quot; *.svg&quot;" office:value-type="string" office:string-value="sed -i --follow-symlinks &quot;s/#3d4144/#44475a/g&quot; *.svg" calcext:value-type="string">
            <text:p>sed -i --follow-symlinks "s/#3d4144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#&quot;&amp;LOWER([.A237])&amp;&quot;/#&quot;&amp;LOWER([.B237])&amp;&quot;/g&quot;&amp;[.C237]&amp;&quot; *.svg&quot;" office:value-type="string" office:string-value="sed -i --follow-symlinks &quot;s/#24a9f7/#13b1d5/g&quot; *.svg" calcext:value-type="string">
            <text:p>sed -i --follow-symlinks "s/#24a9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#&quot;&amp;LOWER([.A238])&amp;&quot;/#&quot;&amp;LOWER([.B238])&amp;&quot;/g&quot;&amp;[.C238]&amp;&quot; *.svg&quot;" office:value-type="string" office:string-value="sed -i --follow-symlinks &quot;s/#ec5056/#ff5555/g&quot; *.svg" calcext:value-type="string">
            <text:p>sed -i --follow-symlinks "s/#ec505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#&quot;&amp;LOWER([.A239])&amp;&quot;/#&quot;&amp;LOWER([.B239])&amp;&quot;/g&quot;&amp;[.C239]&amp;&quot; *.svg&quot;" office:value-type="string" office:string-value="sed -i --follow-symlinks &quot;s/#e82e34/#ff5555/g&quot; *.svg" calcext:value-type="string">
            <text:p>sed -i --follow-symlinks "s/#e82e34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#&quot;&amp;LOWER([.A240])&amp;&quot;/#&quot;&amp;LOWER([.B240])&amp;&quot;/g&quot;&amp;[.C240]&amp;&quot; *.svg&quot;" office:value-type="string" office:string-value="sed -i --follow-symlinks &quot;s/#33a5ff/#13b1d5/g&quot; *.svg" calcext:value-type="string">
            <text:p>sed -i --follow-symlinks "s/#33a5f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#&quot;&amp;LOWER([.A241])&amp;&quot;/#&quot;&amp;LOWER([.B241])&amp;&quot;/g&quot;&amp;[.C241]&amp;&quot; *.svg&quot;" office:value-type="string" office:string-value="sed -i --follow-symlinks &quot;s/#8cc64c/#46c66a/g&quot; *.svg" calcext:value-type="string">
            <text:p>sed -i --follow-symlinks "s/#8cc64c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#&quot;&amp;LOWER([.A242])&amp;&quot;/#&quot;&amp;LOWER([.B242])&amp;&quot;/g&quot;&amp;[.C242]&amp;&quot; *.svg&quot;" office:value-type="string" office:string-value="sed -i --follow-symlinks &quot;s/#232629/#282a36/g&quot; *.svg" calcext:value-type="string">
            <text:p>sed -i --follow-symlinks "s/#232629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#&quot;&amp;LOWER([.A243])&amp;&quot;/#&quot;&amp;LOWER([.B243])&amp;&quot;/g&quot;&amp;[.C243]&amp;&quot; *.svg&quot;" office:value-type="string" office:string-value="sed -i --follow-symlinks &quot;s/#fcfcfc/#f8f8f2/g&quot; *.svg" calcext:value-type="string">
            <text:p>sed -i --follow-symlinks "s/#fcfcf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#&quot;&amp;LOWER([.A244])&amp;&quot;/#&quot;&amp;LOWER([.B244])&amp;&quot;/g&quot;&amp;[.C244]&amp;&quot; *.svg&quot;" office:value-type="string" office:string-value="sed -i --follow-symlinks &quot;s/#7fbc34/#46c66a/g&quot; *.svg" calcext:value-type="string">
            <text:p>sed -i --follow-symlinks "s/#7fbc34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#&quot;&amp;LOWER([.A245])&amp;&quot;/#&quot;&amp;LOWER([.B245])&amp;&quot;/g&quot;&amp;[.C245]&amp;&quot; *.svg&quot;" office:value-type="string" office:string-value="sed -i --follow-symlinks &quot;s/#8cc348/#46c66a/g&quot; *.svg" calcext:value-type="string">
            <text:p>sed -i --follow-symlinks "s/#8cc348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#&quot;&amp;LOWER([.A246])&amp;&quot;/#&quot;&amp;LOWER([.B246])&amp;&quot;/g&quot;&amp;[.C246]&amp;&quot; *.svg&quot;" office:value-type="string" office:string-value="sed -i --follow-symlinks &quot;s/#008000/#46c66a/g&quot; *.svg" calcext:value-type="string">
            <text:p>sed -i --follow-symlinks "s/#008000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#&quot;&amp;LOWER([.A247])&amp;&quot;/#&quot;&amp;LOWER([.B247])&amp;&quot;/g&quot;&amp;[.C247]&amp;&quot; *.svg&quot;" office:value-type="string" office:string-value="sed -i --follow-symlinks &quot;s/#cacbcf/#cbcccc/g&quot; *.svg" calcext:value-type="string">
            <text:p>sed -i --follow-symlinks "s/#cacbcf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#&quot;&amp;LOWER([.A248])&amp;&quot;/#&quot;&amp;LOWER([.B248])&amp;&quot;/g&quot;&amp;[.C248]&amp;&quot; *.svg&quot;" office:value-type="string" office:string-value="sed -i --follow-symlinks &quot;s/#85858a/#717380/g&quot; *.svg" calcext:value-type="string">
            <text:p>sed -i --follow-symlinks "s/#85858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#&quot;&amp;LOWER([.A249])&amp;&quot;/#&quot;&amp;LOWER([.B249])&amp;&quot;/g&quot;&amp;[.C249]&amp;&quot; *.svg&quot;" office:value-type="string" office:string-value="sed -i --follow-symlinks &quot;s/#949496/#9ea0a6/g&quot; *.svg" calcext:value-type="string">
            <text:p>sed -i --follow-symlinks "s/#949496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#&quot;&amp;LOWER([.A250])&amp;&quot;/#&quot;&amp;LOWER([.B250])&amp;&quot;/g&quot;&amp;[.C250]&amp;&quot; *.svg&quot;" office:value-type="string" office:string-value="sed -i --follow-symlinks &quot;s/#57cfc2/#8be9fd/g&quot; *.svg" calcext:value-type="string">
            <text:p>sed -i --follow-symlinks "s/#57cfc2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#&quot;&amp;LOWER([.A251])&amp;&quot;/#&quot;&amp;LOWER([.B251])&amp;&quot;/g&quot;&amp;[.C251]&amp;&quot; *.svg&quot;" office:value-type="string" office:string-value="sed -i --follow-symlinks &quot;s/#419bc8/#168daa/g&quot; *.svg" calcext:value-type="string">
            <text:p>sed -i --follow-symlinks "s/#419bc8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#&quot;&amp;LOWER([.A252])&amp;&quot;/#&quot;&amp;LOWER([.B252])&amp;&quot;/g&quot;&amp;[.C252]&amp;&quot; *.svg&quot;" office:value-type="string" office:string-value="sed -i --follow-symlinks &quot;s/#8cd839/#50fa7b/g&quot; *.svg" calcext:value-type="string">
            <text:p>sed -i --follow-symlinks "s/#8cd839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#&quot;&amp;LOWER([.A253])&amp;&quot;/#&quot;&amp;LOWER([.B253])&amp;&quot;/g&quot;&amp;[.C253]&amp;&quot; *.svg&quot;" office:value-type="string" office:string-value="sed -i --follow-symlinks &quot;s/#d3d9dc/#cbcccc/g&quot; *.svg" calcext:value-type="string">
            <text:p>sed -i --follow-symlinks "s/#d3d9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#&quot;&amp;LOWER([.A254])&amp;&quot;/#&quot;&amp;LOWER([.B254])&amp;&quot;/g&quot;&amp;[.C254]&amp;&quot; *.svg&quot;" office:value-type="string" office:string-value="sed -i --follow-symlinks &quot;s/#dc4f45/#c7484a/g&quot; *.svg" calcext:value-type="string">
            <text:p>sed -i --follow-symlinks "s/#dc4f45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#&quot;&amp;LOWER([.A255])&amp;&quot;/#&quot;&amp;LOWER([.B255])&amp;&quot;/g&quot;&amp;[.C255]&amp;&quot; *.svg&quot;" office:value-type="string" office:string-value="sed -i --follow-symlinks &quot;s/#2569bbe/#6272a4/g&quot; *.svg" calcext:value-type="string">
            <text:p>sed -i --follow-symlinks "s/#2569bb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#&quot;&amp;LOWER([.A256])&amp;&quot;/#&quot;&amp;LOWER([.B256])&amp;&quot;/g&quot;&amp;[.C256]&amp;&quot; *.svg&quot;" office:value-type="string" office:string-value="sed -i --follow-symlinks &quot;s/#72787e/#717380/g&quot; *.svg" calcext:value-type="string">
            <text:p>sed -i --follow-symlinks "s/#72787e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#&quot;&amp;LOWER([.A257])&amp;&quot;/#&quot;&amp;LOWER([.B257])&amp;&quot;/g&quot;&amp;[.C257]&amp;&quot; *.svg&quot;" office:value-type="string" office:string-value="sed -i --follow-symlinks &quot;s/#96ffff/#8be9fd/g&quot; *.svg" calcext:value-type="string">
            <text:p>sed -i --follow-symlinks "s/#96f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#&quot;&amp;LOWER([.A258])&amp;&quot;/#&quot;&amp;LOWER([.B258])&amp;&quot;/g&quot;&amp;[.C258]&amp;&quot; *.svg&quot;" office:value-type="string" office:string-value="sed -i --follow-symlinks &quot;s/#dae0e2/#cbcccc/g&quot; *.svg" calcext:value-type="string">
            <text:p>sed -i --follow-symlinks "s/#dae0e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#&quot;&amp;LOWER([.A259])&amp;&quot;/#&quot;&amp;LOWER([.B259])&amp;&quot;/g&quot;&amp;[.C259]&amp;&quot; *.svg&quot;" office:value-type="string" office:string-value="sed -i --follow-symlinks &quot;s/#ec6e28/#c7484a/g&quot; *.svg" calcext:value-type="string">
            <text:p>sed -i --follow-symlinks "s/#ec6e28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#&quot;&amp;LOWER([.A260])&amp;&quot;/#&quot;&amp;LOWER([.B260])&amp;&quot;/g&quot;&amp;[.C260]&amp;&quot; *.svg&quot;" office:value-type="string" office:string-value="sed -i --follow-symlinks &quot;s/#373a3d/#44475a/g&quot; *.svg" calcext:value-type="string">
            <text:p>sed -i --follow-symlinks "s/#373a3d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#&quot;&amp;LOWER([.A261])&amp;&quot;/#&quot;&amp;LOWER([.B261])&amp;&quot;/g&quot;&amp;[.C261]&amp;&quot; *.svg&quot;" office:value-type="string" office:string-value="sed -i --follow-symlinks &quot;s/#df4139/#ff5555/g&quot; *.svg" calcext:value-type="string">
            <text:p>sed -i --follow-symlinks "s/#df4139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7b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62]&amp;&quot;s/#&quot;&amp;LOWER([.A262])&amp;&quot;/#&quot;&amp;LOWER([.B262])&amp;&quot;/g&quot;&amp;[.C262]&amp;&quot; *.svg&quot;" office:value-type="string" office:string-value="sed -i --follow-symlinks &quot;s/#b7b7b7/#9ea0a6/g&quot; *.svg" calcext:value-type="string">
            <text:p>sed -i --follow-symlinks "s/#b7b7b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b5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3]&amp;&quot;s/#&quot;&amp;LOWER([.A263])&amp;&quot;/#&quot;&amp;LOWER([.B263])&amp;&quot;/g&quot;&amp;[.C263]&amp;&quot; *.svg&quot;" office:value-type="string" office:string-value="sed -i --follow-symlinks &quot;s/#ffbb55/#ffb86c/g&quot; *.svg" calcext:value-type="string">
            <text:p>sed -i --follow-symlinks "s/#ffbb55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8d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64]&amp;&quot;s/#&quot;&amp;LOWER([.A264])&amp;&quot;/#&quot;&amp;LOWER([.B264])&amp;&quot;/g&quot;&amp;[.C264]&amp;&quot; *.svg&quot;" office:value-type="string" office:string-value="sed -i --follow-symlinks &quot;s/#638df5/#6272a4/g&quot; *.svg" calcext:value-type="string">
            <text:p>sed -i --follow-symlinks "s/#638d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a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5]&amp;&quot;s/#&quot;&amp;LOWER([.A265])&amp;&quot;/#&quot;&amp;LOWER([.B265])&amp;&quot;/g&quot;&amp;[.C265]&amp;&quot; *.svg&quot;" office:value-type="string" office:string-value="sed -i --follow-symlinks &quot;s/#00aade/#13b1d5/g&quot; *.svg" calcext:value-type="string">
            <text:p>sed -i --follow-symlinks "s/#00aad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f0f0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66]&amp;&quot;s/#&quot;&amp;LOWER([.A266])&amp;&quot;/#&quot;&amp;LOWER([.B266])&amp;&quot;/g&quot;&amp;[.C266]&amp;&quot; *.svg&quot;" office:value-type="string" office:string-value="sed -i --follow-symlinks &quot;s/#f0f0f0/#f8f8f2/g&quot; *.svg" calcext:value-type="string">
            <text:p>sed -i --follow-symlinks "s/#f0f0f0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375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7]&amp;&quot;s/#&quot;&amp;LOWER([.A267])&amp;&quot;/#&quot;&amp;LOWER([.B267])&amp;&quot;/g&quot;&amp;[.C267]&amp;&quot; *.svg&quot;" office:value-type="string" office:string-value="sed -i --follow-symlinks &quot;s/#b375c4/#9576c5/g&quot; *.svg" calcext:value-type="string">
            <text:p>sed -i --follow-symlinks "s/#b375c4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8]&amp;&quot;s/#&quot;&amp;LOWER([.A268])&amp;&quot;/#&quot;&amp;LOWER([.B268])&amp;&quot;/g&quot;&amp;[.C268]&amp;&quot; *.svg&quot;" office:value-type="string" office:string-value="sed -i --follow-symlinks &quot;s/#49494c/#44475a/g&quot; *.svg" calcext:value-type="string">
            <text:p>sed -i --follow-symlinks "s/#49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e096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9]&amp;&quot;s/#&quot;&amp;LOWER([.A269])&amp;&quot;/#&quot;&amp;LOWER([.B269])&amp;&quot;/g&quot;&amp;[.C269]&amp;&quot; *.svg&quot;" office:value-type="string" office:string-value="sed -i --follow-symlinks &quot;s/#e2e096/#f1fa8c/g&quot; *.svg" calcext:value-type="string">
            <text:p>sed -i --follow-symlinks "s/#e2e096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8d2</text:p>
          </table:table-cell>
          <table:table-cell table:style-name="ce1" office:value-type="string" calcext:value-type="string">
            <text:p>f3fa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70]&amp;&quot;s/#&quot;&amp;LOWER([.A270])&amp;&quot;/#&quot;&amp;LOWER([.B270])&amp;&quot;/g&quot;&amp;[.C270]&amp;&quot; *.svg&quot;" office:value-type="string" office:string-value="sed -i --follow-symlinks &quot;s/#f9f8d2/#f3faa6/g&quot; *.svg" calcext:value-type="string">
            <text:p>sed -i --follow-symlinks "s/#f9f8d2/#f3fa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8080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1]&amp;&quot;s/#&quot;&amp;LOWER([.A271])&amp;&quot;/#&quot;&amp;LOWER([.B271])&amp;&quot;/g&quot;&amp;[.C271]&amp;&quot; *.svg&quot;" office:value-type="string" office:string-value="sed -i --follow-symlinks &quot;s/#ff8080/#fd7e7c/g&quot; *.svg" calcext:value-type="string">
            <text:p>sed -i --follow-symlinks "s/#ff8080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6a6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72]&amp;&quot;s/#&quot;&amp;LOWER([.A272])&amp;&quot;/#&quot;&amp;LOWER([.B272])&amp;&quot;/g&quot;&amp;[.C272]&amp;&quot; *.svg&quot;" office:value-type="string" office:string-value="sed -i --follow-symlinks &quot;s/#6a6a6a/#717380/g&quot; *.svg" calcext:value-type="string">
            <text:p>sed -i --follow-symlinks "s/#6a6a6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ce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73]&amp;&quot;s/#&quot;&amp;LOWER([.A273])&amp;&quot;/#&quot;&amp;LOWER([.B273])&amp;&quot;/g&quot;&amp;[.C273]&amp;&quot; *.svg&quot;" office:value-type="string" office:string-value="sed -i --follow-symlinks &quot;s/#ececec/#f8f8f2/g&quot; *.svg" calcext:value-type="string">
            <text:p>sed -i --follow-symlinks "s/#ecece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9a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4]&amp;&quot;s/#&quot;&amp;LOWER([.A274])&amp;&quot;/#&quot;&amp;LOWER([.B274])&amp;&quot;/g&quot;&amp;[.C274]&amp;&quot; *.svg&quot;" office:value-type="string" office:string-value="sed -i --follow-symlinks &quot;s/#479ae5/#13b1d5/g&quot; *.svg" calcext:value-type="string">
            <text:p>sed -i --follow-symlinks "s/#479ae5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cec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5]&amp;&quot;s/#&quot;&amp;LOWER([.A275])&amp;&quot;/#&quot;&amp;LOWER([.B275])&amp;&quot;/g&quot;&amp;[.C275]&amp;&quot; *.svg&quot;" office:value-type="string" office:string-value="sed -i --follow-symlinks &quot;s/#cecece/#cbcccc/g&quot; *.svg" calcext:value-type="string">
            <text:p>sed -i --follow-symlinks "s/#cecec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8f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76]&amp;&quot;s/#&quot;&amp;LOWER([.A276])&amp;&quot;/#&quot;&amp;LOWER([.B276])&amp;&quot;/g&quot;&amp;[.C276]&amp;&quot; *.svg&quot;" office:value-type="string" office:string-value="sed -i --follow-symlinks &quot;s/#4c8fd8/#6272a4/g&quot; *.svg" calcext:value-type="string">
            <text:p>sed -i --follow-symlinks "s/#4c8f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dce7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7]&amp;&quot;s/#&quot;&amp;LOWER([.A277])&amp;&quot;/#&quot;&amp;LOWER([.B277])&amp;&quot;/g&quot;&amp;[.C277]&amp;&quot; *.svg&quot;" office:value-type="string" office:string-value="sed -i --follow-symlinks &quot;s/#6ddce7/#4cc3dc/g&quot; *.svg" calcext:value-type="string">
            <text:p>sed -i --follow-symlinks "s/#6ddce7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664c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78]&amp;&quot;s/#&quot;&amp;LOWER([.A278])&amp;&quot;/#&quot;&amp;LOWER([.B278])&amp;&quot;/g&quot;&amp;[.C278]&amp;&quot; *.svg&quot;" office:value-type="string" office:string-value="sed -i --follow-symlinks &quot;s/#7664c4/#7b7bbd/g&quot; *.svg" calcext:value-type="string">
            <text:p>sed -i --follow-symlinks "s/#7664c4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18a5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79]&amp;&quot;s/#&quot;&amp;LOWER([.A279])&amp;&quot;/#&quot;&amp;LOWER([.B279])&amp;&quot;/g&quot;&amp;[.C279]&amp;&quot; *.svg&quot;" office:value-type="string" office:string-value="sed -i --follow-symlinks &quot;s/#e18a50/#c7925b/g&quot; *.svg" calcext:value-type="string">
            <text:p>sed -i --follow-symlinks "s/#e18a5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878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0]&amp;&quot;s/#&quot;&amp;LOWER([.A280])&amp;&quot;/#&quot;&amp;LOWER([.B280])&amp;&quot;/g&quot;&amp;[.C280]&amp;&quot; *.svg&quot;" office:value-type="string" office:string-value="sed -i --follow-symlinks &quot;s/#878787/#9ea0a6/g&quot; *.svg" calcext:value-type="string">
            <text:p>sed -i --follow-symlinks "s/#87878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a9e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1]&amp;&quot;s/#&quot;&amp;LOWER([.A281])&amp;&quot;/#&quot;&amp;LOWER([.B281])&amp;&quot;/g&quot;&amp;[.C281]&amp;&quot; *.svg&quot;" office:value-type="string" office:string-value="sed -i --follow-symlinks &quot;s/#46a9ee/#13b1d5/g&quot; *.svg" calcext:value-type="string">
            <text:p>sed -i --follow-symlinks "s/#46a9e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66b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2]&amp;&quot;s/#&quot;&amp;LOWER([.A282])&amp;&quot;/#&quot;&amp;LOWER([.B282])&amp;&quot;/g&quot;&amp;[.C282]&amp;&quot; *.svg&quot;" office:value-type="string" office:string-value="sed -i --follow-symlinks &quot;s/#0266b3/#168daa/g&quot; *.svg" calcext:value-type="string">
            <text:p>sed -i --follow-symlinks "s/#0266b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523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3]&amp;&quot;s/#&quot;&amp;LOWER([.A283])&amp;&quot;/#&quot;&amp;LOWER([.B283])&amp;&quot;/g&quot;&amp;[.C283]&amp;&quot; *.svg&quot;" office:value-type="string" office:string-value="sed -i --follow-symlinks &quot;s/#d52337/#c7484a/g&quot; *.svg" calcext:value-type="string">
            <text:p>sed -i --follow-symlinks "s/#d523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6d6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84]&amp;&quot;s/#&quot;&amp;LOWER([.A284])&amp;&quot;/#&quot;&amp;LOWER([.B284])&amp;&quot;/g&quot;&amp;[.C284]&amp;&quot; *.svg&quot;" office:value-type="string" office:string-value="sed -i --follow-symlinks &quot;s/#e46d6d/#fd7e7c/g&quot; *.svg" calcext:value-type="string">
            <text:p>sed -i --follow-symlinks "s/#e46d6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0b4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5]&amp;&quot;s/#&quot;&amp;LOWER([.A285])&amp;&quot;/#&quot;&amp;LOWER([.B285])&amp;&quot;/g&quot;&amp;[.C285]&amp;&quot; *.svg&quot;" office:value-type="string" office:string-value="sed -i --follow-symlinks &quot;s/#50b4ec/#13b1d5/g&quot; *.svg" calcext:value-type="string">
            <text:p>sed -i --follow-symlinks "s/#50b4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25252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6]&amp;&quot;s/#&quot;&amp;LOWER([.A286])&amp;&quot;/#&quot;&amp;LOWER([.B286])&amp;&quot;/g&quot;&amp;[.C286]&amp;&quot; *.svg&quot;" office:value-type="string" office:string-value="sed -i --follow-symlinks &quot;s/#525252/#44475a/g&quot; *.svg" calcext:value-type="string">
            <text:p>sed -i --follow-symlinks "s/#525252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71c2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87]&amp;&quot;s/#&quot;&amp;LOWER([.A287])&amp;&quot;/#&quot;&amp;LOWER([.B287])&amp;&quot;/g&quot;&amp;[.C287]&amp;&quot; *.svg&quot;" office:value-type="string" office:string-value="sed -i --follow-symlinks &quot;s/#6671c2/#7b7bbd/g&quot; *.svg" calcext:value-type="string">
            <text:p>sed -i --follow-symlinks "s/#6671c2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93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88]&amp;&quot;s/#&quot;&amp;LOWER([.A288])&amp;&quot;/#&quot;&amp;LOWER([.B288])&amp;&quot;/g&quot;&amp;[.C288]&amp;&quot; *.svg&quot;" office:value-type="string" office:string-value="sed -i --follow-symlinks &quot;s/#f2793f/#c7925b/g&quot; *.svg" calcext:value-type="string">
            <text:p>sed -i --follow-symlinks "s/#f2793f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344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9]&amp;&quot;s/#&quot;&amp;LOWER([.A289])&amp;&quot;/#&quot;&amp;LOWER([.B289])&amp;&quot;/g&quot;&amp;[.C289]&amp;&quot; *.svg&quot;" office:value-type="string" office:string-value="sed -i --follow-symlinks &quot;s/#1e3440/#282a36/g&quot; *.svg" calcext:value-type="string">
            <text:p>sed -i --follow-symlinks "s/#1e344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e5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290]&amp;&quot;s/#&quot;&amp;LOWER([.A290])&amp;&quot;/#&quot;&amp;LOWER([.B290])&amp;&quot;/g&quot;&amp;[.C290]&amp;&quot; *.svg&quot;" office:value-type="string" office:string-value="sed -i --follow-symlinks &quot;s/#c0e5fb/#a6edfa/g&quot; *.svg" calcext:value-type="string">
            <text:p>sed -i --follow-symlinks "s/#c0e5fb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a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1]&amp;&quot;s/#&quot;&amp;LOWER([.A291])&amp;&quot;/#&quot;&amp;LOWER([.B291])&amp;&quot;/g&quot;&amp;[.C291]&amp;&quot; *.svg&quot;" office:value-type="string" office:string-value="sed -i --follow-symlinks &quot;s/#1fa3f7/#13b1d5/g&quot; *.svg" calcext:value-type="string">
            <text:p>sed -i --follow-symlinks "s/#1fa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01b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2]&amp;&quot;s/#&quot;&amp;LOWER([.A292])&amp;&quot;/#&quot;&amp;LOWER([.B292])&amp;&quot;/g&quot;&amp;[.C292]&amp;&quot; *.svg&quot;" office:value-type="string" office:string-value="sed -i --follow-symlinks &quot;s/#f8901b/#c7925b/g&quot; *.svg" calcext:value-type="string">
            <text:p>sed -i --follow-symlinks "s/#f8901b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92d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3]&amp;&quot;s/#&quot;&amp;LOWER([.A293])&amp;&quot;/#&quot;&amp;LOWER([.B293])&amp;&quot;/g&quot;&amp;[.C293]&amp;&quot; *.svg&quot;" office:value-type="string" office:string-value="sed -i --follow-symlinks &quot;s/#4b92d6/#6272a4/g&quot; *.svg" calcext:value-type="string">
            <text:p>sed -i --follow-symlinks "s/#4b92d6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b2f34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94]&amp;&quot;s/#&quot;&amp;LOWER([.A294])&amp;&quot;/#&quot;&amp;LOWER([.B294])&amp;&quot;/g&quot;&amp;[.C294]&amp;&quot; *.svg&quot;" office:value-type="string" office:string-value="sed -i --follow-symlinks &quot;s/#2b2f34/#282a36/g&quot; *.svg" calcext:value-type="string">
            <text:p>sed -i --follow-symlinks "s/#2b2f34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70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5]&amp;&quot;s/#&quot;&amp;LOWER([.A295])&amp;&quot;/#&quot;&amp;LOWER([.B295])&amp;&quot;/g&quot;&amp;[.C295]&amp;&quot; *.svg&quot;" office:value-type="string" office:string-value="sed -i --follow-symlinks &quot;s/#f35706/#ff5555/g&quot; *.svg" calcext:value-type="string">
            <text:p>sed -i --follow-symlinks "s/#f3570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0cef9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296]&amp;&quot;s/#&quot;&amp;LOWER([.A296])&amp;&quot;/#&quot;&amp;LOWER([.B296])&amp;&quot;/g&quot;&amp;[.C296]&amp;&quot; *.svg&quot;" office:value-type="string" office:string-value="sed -i --follow-symlinks &quot;s/#e0cef9/#ccacf7/g&quot; *.svg" calcext:value-type="string">
            <text:p>sed -i --follow-symlinks "s/#e0cef9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191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97]&amp;&quot;s/#&quot;&amp;LOWER([.A297])&amp;&quot;/#&quot;&amp;LOWER([.B297])&amp;&quot;/g&quot;&amp;[.C297]&amp;&quot; *.svg&quot;" office:value-type="string" office:string-value="sed -i --follow-symlinks &quot;s/#9191ff/#7b7bbd/g&quot; *.svg" calcext:value-type="string">
            <text:p>sed -i --follow-symlinks "s/#9191ff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e99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8]&amp;&quot;s/#&quot;&amp;LOWER([.A298])&amp;&quot;/#&quot;&amp;LOWER([.B298])&amp;&quot;/g&quot;&amp;[.C298]&amp;&quot; *.svg&quot;" office:value-type="string" office:string-value="sed -i --follow-symlinks &quot;s/#4e99f3/#6272a4/g&quot; *.svg" calcext:value-type="string">
            <text:p>sed -i --follow-symlinks "s/#4e99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2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9]&amp;&quot;s/#&quot;&amp;LOWER([.A299])&amp;&quot;/#&quot;&amp;LOWER([.B299])&amp;&quot;/g&quot;&amp;[.C299]&amp;&quot; *.svg&quot;" office:value-type="string" office:string-value="sed -i --follow-symlinks &quot;s/#f2723c/#c7925b/g&quot; *.svg" calcext:value-type="string">
            <text:p>sed -i --follow-symlinks "s/#f2723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84eb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0]&amp;&quot;s/#&quot;&amp;LOWER([.A300])&amp;&quot;/#&quot;&amp;LOWER([.B300])&amp;&quot;/g&quot;&amp;[.C300]&amp;&quot; *.svg&quot;" office:value-type="string" office:string-value="sed -i --follow-symlinks &quot;s/#5984eb/#515d85/g&quot; *.svg" calcext:value-type="string">
            <text:p>sed -i --follow-symlinks "s/#5984eb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c66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01]&amp;&quot;s/#&quot;&amp;LOWER([.A301])&amp;&quot;/#&quot;&amp;LOWER([.B301])&amp;&quot;/g&quot;&amp;[.C301]&amp;&quot; *.svg&quot;" office:value-type="string" office:string-value="sed -i --follow-symlinks &quot;s/#46c66a/#44c367/g&quot; *.svg" calcext:value-type="string">
            <text:p>sed -i --follow-symlinks "s/#46c66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c3a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2]&amp;&quot;s/#&quot;&amp;LOWER([.A302])&amp;&quot;/#&quot;&amp;LOWER([.B302])&amp;&quot;/g&quot;&amp;[.C302]&amp;&quot; *.svg&quot;" office:value-type="string" office:string-value="sed -i --follow-symlinks &quot;s/#dc4c3a/#c7484a/g&quot; *.svg" calcext:value-type="string">
            <text:p>sed -i --follow-symlinks "s/#dc4c3a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2a25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03]&amp;&quot;s/#&quot;&amp;LOWER([.A303])&amp;&quot;/#&quot;&amp;LOWER([.B303])&amp;&quot;/g&quot;&amp;[.C303]&amp;&quot; *.svg&quot;" office:value-type="string" office:string-value="sed -i --follow-symlinks &quot;s/#d2a25c/#c7925b/g&quot; *.svg" calcext:value-type="string">
            <text:p>sed -i --follow-symlinks "s/#d2a25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ea7aa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4]&amp;&quot;s/#&quot;&amp;LOWER([.A304])&amp;&quot;/#&quot;&amp;LOWER([.B304])&amp;&quot;/g&quot;&amp;[.C304]&amp;&quot; *.svg&quot;" office:value-type="string" office:string-value="sed -i --follow-symlinks &quot;s/#9ea7aa/#9ea0a6/g&quot; *.svg" calcext:value-type="string">
            <text:p>sed -i --follow-symlinks "s/#9ea7aa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414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5]&amp;&quot;s/#&quot;&amp;LOWER([.A305])&amp;&quot;/#&quot;&amp;LOWER([.B305])&amp;&quot;/g&quot;&amp;[.C305]&amp;&quot; *.svg&quot;" office:value-type="string" office:string-value="sed -i --follow-symlinks &quot;s/#384148/#282a36/g&quot; *.svg" calcext:value-type="string">
            <text:p>sed -i --follow-symlinks "s/#38414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15d6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6]&amp;&quot;s/#&quot;&amp;LOWER([.A306])&amp;&quot;/#&quot;&amp;LOWER([.B306])&amp;&quot;/g&quot;&amp;[.C306]&amp;&quot; *.svg&quot;" office:value-type="string" office:string-value="sed -i --follow-symlinks &quot;s/#515d68/#44475a/g&quot; *.svg" calcext:value-type="string">
            <text:p>sed -i --follow-symlinks "s/#515d6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8f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07]&amp;&quot;s/#&quot;&amp;LOWER([.A307])&amp;&quot;/#&quot;&amp;LOWER([.B307])&amp;&quot;/g&quot;&amp;[.C307]&amp;&quot; *.svg&quot;" office:value-type="string" office:string-value="sed -i --follow-symlinks &quot;s/#308fcf/#6272a4/g&quot; *.svg" calcext:value-type="string">
            <text:p>sed -i --follow-symlinks "s/#308fc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9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8]&amp;&quot;s/#&quot;&amp;LOWER([.A308])&amp;&quot;/#&quot;&amp;LOWER([.B308])&amp;&quot;/g&quot;&amp;[.C308]&amp;&quot; *.svg&quot;" office:value-type="string" office:string-value="sed -i --follow-symlinks &quot;s/#5793f7/#13b1d5/g&quot; *.svg" calcext:value-type="string">
            <text:p>sed -i --follow-symlinks "s/#579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e0fd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9]&amp;&quot;s/#&quot;&amp;LOWER([.A309])&amp;&quot;/#&quot;&amp;LOWER([.B309])&amp;&quot;/g&quot;&amp;[.C309]&amp;&quot; *.svg&quot;" office:value-type="string" office:string-value="sed -i --follow-symlinks &quot;s/#cee0fd/#a6edfa/g&quot; *.svg" calcext:value-type="string">
            <text:p>sed -i --follow-symlinks "s/#cee0fd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98fc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0]&amp;&quot;s/#&quot;&amp;LOWER([.A310])&amp;&quot;/#&quot;&amp;LOWER([.B310])&amp;&quot;/g&quot;&amp;[.C310]&amp;&quot; *.svg&quot;" office:value-type="string" office:string-value="sed -i --follow-symlinks &quot;s/#298fc4/#13b1d5/g&quot; *.svg" calcext:value-type="string">
            <text:p>sed -i --follow-symlinks "s/#298fc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536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1]&amp;&quot;s/#&quot;&amp;LOWER([.A311])&amp;&quot;/#&quot;&amp;LOWER([.B311])&amp;&quot;/g&quot;&amp;[.C311]&amp;&quot; *.svg&quot;" office:value-type="string" office:string-value="sed -i --follow-symlinks &quot;s/#19536f/#515d85/g&quot; *.svg" calcext:value-type="string">
            <text:p>sed -i --follow-symlinks "s/#19536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6394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2]&amp;&quot;s/#&quot;&amp;LOWER([.A312])&amp;&quot;/#&quot;&amp;LOWER([.B312])&amp;&quot;/g&quot;&amp;[.C312]&amp;&quot; *.svg&quot;" office:value-type="string" office:string-value="sed -i --follow-symlinks &quot;s/#363949/#44475a/g&quot; *.svg" calcext:value-type="string">
            <text:p>sed -i --follow-symlinks "s/#36394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2c2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3]&amp;&quot;s/#&quot;&amp;LOWER([.A313])&amp;&quot;/#&quot;&amp;LOWER([.B313])&amp;&quot;/g&quot;&amp;[.C313]&amp;&quot; *.svg&quot;" office:value-type="string" office:string-value="sed -i --follow-symlinks &quot;s/#c2c2c2/#cbcccc/g&quot; *.svg" calcext:value-type="string">
            <text:p>sed -i --follow-symlinks "s/#c2c2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f3f3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4]&amp;&quot;s/#&quot;&amp;LOWER([.A314])&amp;&quot;/#&quot;&amp;LOWER([.B314])&amp;&quot;/g&quot;&amp;[.C314]&amp;&quot; *.svg&quot;" office:value-type="string" office:string-value="sed -i --follow-symlinks &quot;s/#3f3f3f/#44475a/g&quot; *.svg" calcext:value-type="string">
            <text:p>sed -i --follow-symlinks "s/#3f3f3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dc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5]&amp;&quot;s/#&quot;&amp;LOWER([.A315])&amp;&quot;/#&quot;&amp;LOWER([.B315])&amp;&quot;/g&quot;&amp;[.C315]&amp;&quot; *.svg&quot;" office:value-type="string" office:string-value="sed -i --follow-symlinks &quot;s/#dcdcdc/#cbcccc/g&quot; *.svg" calcext:value-type="string">
            <text:p>sed -i --follow-symlinks "s/#dcdc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e5991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6]&amp;&quot;s/#&quot;&amp;LOWER([.A316])&amp;&quot;/#&quot;&amp;LOWER([.B316])&amp;&quot;/g&quot;&amp;[.C316]&amp;&quot; *.svg&quot;" office:value-type="string" office:string-value="sed -i --follow-symlinks &quot;s/#6e5991/#9576c5/g&quot; *.svg" calcext:value-type="string">
            <text:p>sed -i --follow-symlinks "s/#6e5991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E82A0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17]&amp;&quot;s/#&quot;&amp;LOWER([.A317])&amp;&quot;/#&quot;&amp;LOWER([.B317])&amp;&quot;/g&quot;&amp;[.C317]&amp;&quot; *.svg&quot;" office:value-type="string" office:string-value="sed -i --follow-symlinks &quot;s/#7e82a0/#8894b8/g&quot; *.svg" calcext:value-type="string">
            <text:p>sed -i --follow-symlinks "s/#7e82a0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7ac5e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18]&amp;&quot;s/#&quot;&amp;LOWER([.A318])&amp;&quot;/#&quot;&amp;LOWER([.B318])&amp;&quot;/g&quot;&amp;[.C318]&amp;&quot; *.svg&quot;" office:value-type="string" office:string-value="sed -i --follow-symlinks &quot;s/#67ac5e/#44c367/g&quot; *.svg" calcext:value-type="string">
            <text:p>sed -i --follow-symlinks "s/#67ac5e/#44c367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9]&amp;&quot;s/#&quot;&amp;LOWER([.A319])&amp;&quot;/#&quot;&amp;LOWER([.B319])&amp;&quot;/g&quot;&amp;[.C31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20]&amp;&quot;s/#&quot;&amp;LOWER([.A320])&amp;&quot;/#&quot;&amp;LOWER([.B320])&amp;&quot;/g&quot;&amp;[.C32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21]&amp;&quot;s/#&quot;&amp;LOWER([.A321])&amp;&quot;/#&quot;&amp;LOWER([.B321])&amp;&quot;/g&quot;&amp;[.C32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22]&amp;&quot;s/#&quot;&amp;LOWER([.A322])&amp;&quot;/#&quot;&amp;LOWER([.B322])&amp;&quot;/g&quot;&amp;[.C32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23]&amp;&quot;s/#&quot;&amp;LOWER([.A323])&amp;&quot;/#&quot;&amp;LOWER([.B323])&amp;&quot;/g&quot;&amp;[.C32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24]&amp;&quot;s/#&quot;&amp;LOWER([.A324])&amp;&quot;/#&quot;&amp;LOWER([.B324])&amp;&quot;/g&quot;&amp;[.C32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25]&amp;&quot;s/#&quot;&amp;LOWER([.A325])&amp;&quot;/#&quot;&amp;LOWER([.B325])&amp;&quot;/g&quot;&amp;[.C32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26]&amp;&quot;s/#&quot;&amp;LOWER([.A326])&amp;&quot;/#&quot;&amp;LOWER([.B326])&amp;&quot;/g&quot;&amp;[.C32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27]&amp;&quot;s/#&quot;&amp;LOWER([.A327])&amp;&quot;/#&quot;&amp;LOWER([.B327])&amp;&quot;/g&quot;&amp;[.C32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28]&amp;&quot;s/#&quot;&amp;LOWER([.A328])&amp;&quot;/#&quot;&amp;LOWER([.B328])&amp;&quot;/g&quot;&amp;[.C32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29]&amp;&quot;s/#&quot;&amp;LOWER([.A329])&amp;&quot;/#&quot;&amp;LOWER([.B329])&amp;&quot;/g&quot;&amp;[.C32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30]&amp;&quot;s/#&quot;&amp;LOWER([.A330])&amp;&quot;/#&quot;&amp;LOWER([.B330])&amp;&quot;/g&quot;&amp;[.C33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31]&amp;&quot;s/#&quot;&amp;LOWER([.A331])&amp;&quot;/#&quot;&amp;LOWER([.B331])&amp;&quot;/g&quot;&amp;[.C33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32]&amp;&quot;s/#&quot;&amp;LOWER([.A332])&amp;&quot;/#&quot;&amp;LOWER([.B332])&amp;&quot;/g&quot;&amp;[.C33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33]&amp;&quot;s/#&quot;&amp;LOWER([.A333])&amp;&quot;/#&quot;&amp;LOWER([.B333])&amp;&quot;/g&quot;&amp;[.C33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34]&amp;&quot;s/#&quot;&amp;LOWER([.A334])&amp;&quot;/#&quot;&amp;LOWER([.B334])&amp;&quot;/g&quot;&amp;[.C33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35]&amp;&quot;s/#&quot;&amp;LOWER([.A335])&amp;&quot;/#&quot;&amp;LOWER([.B335])&amp;&quot;/g&quot;&amp;[.C33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36]&amp;&quot;s/#&quot;&amp;LOWER([.A336])&amp;&quot;/#&quot;&amp;LOWER([.B336])&amp;&quot;/g&quot;&amp;[.C33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37]&amp;&quot;s/#&quot;&amp;LOWER([.A337])&amp;&quot;/#&quot;&amp;LOWER([.B337])&amp;&quot;/g&quot;&amp;[.C33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38]&amp;&quot;s/#&quot;&amp;LOWER([.A338])&amp;&quot;/#&quot;&amp;LOWER([.B338])&amp;&quot;/g&quot;&amp;[.C33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39]&amp;&quot;s/#&quot;&amp;LOWER([.A339])&amp;&quot;/#&quot;&amp;LOWER([.B339])&amp;&quot;/g&quot;&amp;[.C33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0]&amp;&quot;s/#&quot;&amp;LOWER([.A340])&amp;&quot;/#&quot;&amp;LOWER([.B340])&amp;&quot;/g&quot;&amp;[.C34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1]&amp;&quot;s/#&quot;&amp;LOWER([.A341])&amp;&quot;/#&quot;&amp;LOWER([.B341])&amp;&quot;/g&quot;&amp;[.C34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2]&amp;&quot;s/#&quot;&amp;LOWER([.A342])&amp;&quot;/#&quot;&amp;LOWER([.B342])&amp;&quot;/g&quot;&amp;[.C34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3]&amp;&quot;s/#&quot;&amp;LOWER([.A343])&amp;&quot;/#&quot;&amp;LOWER([.B343])&amp;&quot;/g&quot;&amp;[.C34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4]&amp;&quot;s/#&quot;&amp;LOWER([.A344])&amp;&quot;/#&quot;&amp;LOWER([.B344])&amp;&quot;/g&quot;&amp;[.C34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5]&amp;&quot;s/#&quot;&amp;LOWER([.A345])&amp;&quot;/#&quot;&amp;LOWER([.B345])&amp;&quot;/g&quot;&amp;[.C34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6]&amp;&quot;s/#&quot;&amp;LOWER([.A346])&amp;&quot;/#&quot;&amp;LOWER([.B346])&amp;&quot;/g&quot;&amp;[.C34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7]&amp;&quot;s/#&quot;&amp;LOWER([.A347])&amp;&quot;/#&quot;&amp;LOWER([.B347])&amp;&quot;/g&quot;&amp;[.C34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8]&amp;&quot;s/#&quot;&amp;LOWER([.A348])&amp;&quot;/#&quot;&amp;LOWER([.B348])&amp;&quot;/g&quot;&amp;[.C34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9]&amp;&quot;s/#&quot;&amp;LOWER([.A349])&amp;&quot;/#&quot;&amp;LOWER([.B349])&amp;&quot;/g&quot;&amp;[.C34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0]&amp;&quot;s/#&quot;&amp;LOWER([.A350])&amp;&quot;/#&quot;&amp;LOWER([.B350])&amp;&quot;/g&quot;&amp;[.C35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1]&amp;&quot;s/#&quot;&amp;LOWER([.A351])&amp;&quot;/#&quot;&amp;LOWER([.B351])&amp;&quot;/g&quot;&amp;[.C35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2]&amp;&quot;s/#&quot;&amp;LOWER([.A352])&amp;&quot;/#&quot;&amp;LOWER([.B352])&amp;&quot;/g&quot;&amp;[.C35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3]&amp;&quot;s/#&quot;&amp;LOWER([.A353])&amp;&quot;/#&quot;&amp;LOWER([.B353])&amp;&quot;/g&quot;&amp;[.C35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4]&amp;&quot;s/#&quot;&amp;LOWER([.A354])&amp;&quot;/#&quot;&amp;LOWER([.B354])&amp;&quot;/g&quot;&amp;[.C35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5]&amp;&quot;s/#&quot;&amp;LOWER([.A355])&amp;&quot;/#&quot;&amp;LOWER([.B355])&amp;&quot;/g&quot;&amp;[.C35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6]&amp;&quot;s/#&quot;&amp;LOWER([.A356])&amp;&quot;/#&quot;&amp;LOWER([.B356])&amp;&quot;/g&quot;&amp;[.C35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7]&amp;&quot;s/#&quot;&amp;LOWER([.A357])&amp;&quot;/#&quot;&amp;LOWER([.B357])&amp;&quot;/g&quot;&amp;[.C35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8]&amp;&quot;s/#&quot;&amp;LOWER([.A358])&amp;&quot;/#&quot;&amp;LOWER([.B358])&amp;&quot;/g&quot;&amp;[.C35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9]&amp;&quot;s/#&quot;&amp;LOWER([.A359])&amp;&quot;/#&quot;&amp;LOWER([.B359])&amp;&quot;/g&quot;&amp;[.C35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0]&amp;&quot;s/#&quot;&amp;LOWER([.A360])&amp;&quot;/#&quot;&amp;LOWER([.B360])&amp;&quot;/g&quot;&amp;[.C36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1]&amp;&quot;s/#&quot;&amp;LOWER([.A361])&amp;&quot;/#&quot;&amp;LOWER([.B361])&amp;&quot;/g&quot;&amp;[.C36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2]&amp;&quot;s/#&quot;&amp;LOWER([.A362])&amp;&quot;/#&quot;&amp;LOWER([.B362])&amp;&quot;/g&quot;&amp;[.C36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3]&amp;&quot;s/#&quot;&amp;LOWER([.A363])&amp;&quot;/#&quot;&amp;LOWER([.B363])&amp;&quot;/g&quot;&amp;[.C36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4]&amp;&quot;s/#&quot;&amp;LOWER([.A364])&amp;&quot;/#&quot;&amp;LOWER([.B364])&amp;&quot;/g&quot;&amp;[.C36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5]&amp;&quot;s/#&quot;&amp;LOWER([.A365])&amp;&quot;/#&quot;&amp;LOWER([.B365])&amp;&quot;/g&quot;&amp;[.C36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6]&amp;&quot;s/#&quot;&amp;LOWER([.A366])&amp;&quot;/#&quot;&amp;LOWER([.B366])&amp;&quot;/g&quot;&amp;[.C36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7]&amp;&quot;s/#&quot;&amp;LOWER([.A367])&amp;&quot;/#&quot;&amp;LOWER([.B367])&amp;&quot;/g&quot;&amp;[.C36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8]&amp;&quot;s/#&quot;&amp;LOWER([.A368])&amp;&quot;/#&quot;&amp;LOWER([.B368])&amp;&quot;/g&quot;&amp;[.C36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9]&amp;&quot;s/#&quot;&amp;LOWER([.A369])&amp;&quot;/#&quot;&amp;LOWER([.B369])&amp;&quot;/g&quot;&amp;[.C36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0]&amp;&quot;s/#&quot;&amp;LOWER([.A370])&amp;&quot;/#&quot;&amp;LOWER([.B370])&amp;&quot;/g&quot;&amp;[.C3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1]&amp;&quot;s/#&quot;&amp;LOWER([.A371])&amp;&quot;/#&quot;&amp;LOWER([.B371])&amp;&quot;/g&quot;&amp;[.C3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2]&amp;&quot;s/#&quot;&amp;LOWER([.A372])&amp;&quot;/#&quot;&amp;LOWER([.B372])&amp;&quot;/g&quot;&amp;[.C3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3]&amp;&quot;s/#&quot;&amp;LOWER([.A373])&amp;&quot;/#&quot;&amp;LOWER([.B373])&amp;&quot;/g&quot;&amp;[.C3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4]&amp;&quot;s/#&quot;&amp;LOWER([.A374])&amp;&quot;/#&quot;&amp;LOWER([.B374])&amp;&quot;/g&quot;&amp;[.C3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5]&amp;&quot;s/#&quot;&amp;LOWER([.A375])&amp;&quot;/#&quot;&amp;LOWER([.B375])&amp;&quot;/g&quot;&amp;[.C3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6]&amp;&quot;s/#&quot;&amp;LOWER([.A376])&amp;&quot;/#&quot;&amp;LOWER([.B376])&amp;&quot;/g&quot;&amp;[.C37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7]&amp;&quot;s/#&quot;&amp;LOWER([.A377])&amp;&quot;/#&quot;&amp;LOWER([.B377])&amp;&quot;/g&quot;&amp;[.C37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8]&amp;&quot;s/#&quot;&amp;LOWER([.A378])&amp;&quot;/#&quot;&amp;LOWER([.B378])&amp;&quot;/g&quot;&amp;[.C37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9]&amp;&quot;s/#&quot;&amp;LOWER([.A379])&amp;&quot;/#&quot;&amp;LOWER([.B379])&amp;&quot;/g&quot;&amp;[.C37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0]&amp;&quot;s/#&quot;&amp;LOWER([.A380])&amp;&quot;/#&quot;&amp;LOWER([.B380])&amp;&quot;/g&quot;&amp;[.C38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1]&amp;&quot;s/#&quot;&amp;LOWER([.A381])&amp;&quot;/#&quot;&amp;LOWER([.B381])&amp;&quot;/g&quot;&amp;[.C38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2]&amp;&quot;s/#&quot;&amp;LOWER([.A382])&amp;&quot;/#&quot;&amp;LOWER([.B382])&amp;&quot;/g&quot;&amp;[.C38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3]&amp;&quot;s/#&quot;&amp;LOWER([.A383])&amp;&quot;/#&quot;&amp;LOWER([.B383])&amp;&quot;/g&quot;&amp;[.C38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4]&amp;&quot;s/#&quot;&amp;LOWER([.A384])&amp;&quot;/#&quot;&amp;LOWER([.B384])&amp;&quot;/g&quot;&amp;[.C38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5]&amp;&quot;s/#&quot;&amp;LOWER([.A385])&amp;&quot;/#&quot;&amp;LOWER([.B385])&amp;&quot;/g&quot;&amp;[.C38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6]&amp;&quot;s/#&quot;&amp;LOWER([.A386])&amp;&quot;/#&quot;&amp;LOWER([.B386])&amp;&quot;/g&quot;&amp;[.C38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7]&amp;&quot;s/#&quot;&amp;LOWER([.A387])&amp;&quot;/#&quot;&amp;LOWER([.B387])&amp;&quot;/g&quot;&amp;[.C38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8]&amp;&quot;s/#&quot;&amp;LOWER([.A388])&amp;&quot;/#&quot;&amp;LOWER([.B388])&amp;&quot;/g&quot;&amp;[.C38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9]&amp;&quot;s/#&quot;&amp;LOWER([.A389])&amp;&quot;/#&quot;&amp;LOWER([.B389])&amp;&quot;/g&quot;&amp;[.C38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0]&amp;&quot;s/#&quot;&amp;LOWER([.A390])&amp;&quot;/#&quot;&amp;LOWER([.B390])&amp;&quot;/g&quot;&amp;[.C39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1]&amp;&quot;s/#&quot;&amp;LOWER([.A391])&amp;&quot;/#&quot;&amp;LOWER([.B391])&amp;&quot;/g&quot;&amp;[.C39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2]&amp;&quot;s/#&quot;&amp;LOWER([.A392])&amp;&quot;/#&quot;&amp;LOWER([.B392])&amp;&quot;/g&quot;&amp;[.C39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3]&amp;&quot;s/#&quot;&amp;LOWER([.A393])&amp;&quot;/#&quot;&amp;LOWER([.B393])&amp;&quot;/g&quot;&amp;[.C39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4]&amp;&quot;s/#&quot;&amp;LOWER([.A394])&amp;&quot;/#&quot;&amp;LOWER([.B394])&amp;&quot;/g&quot;&amp;[.C39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5]&amp;&quot;s/#&quot;&amp;LOWER([.A395])&amp;&quot;/#&quot;&amp;LOWER([.B395])&amp;&quot;/g&quot;&amp;[.C39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6]&amp;&quot;s/#&quot;&amp;LOWER([.A396])&amp;&quot;/#&quot;&amp;LOWER([.B396])&amp;&quot;/g&quot;&amp;[.C39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7]&amp;&quot;s/#&quot;&amp;LOWER([.A397])&amp;&quot;/#&quot;&amp;LOWER([.B397])&amp;&quot;/g&quot;&amp;[.C39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8]&amp;&quot;s/#&quot;&amp;LOWER([.A398])&amp;&quot;/#&quot;&amp;LOWER([.B398])&amp;&quot;/g&quot;&amp;[.C39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9]&amp;&quot;s/#&quot;&amp;LOWER([.A399])&amp;&quot;/#&quot;&amp;LOWER([.B399])&amp;&quot;/g&quot;&amp;[.C39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0]&amp;&quot;s/#&quot;&amp;LOWER([.A400])&amp;&quot;/#&quot;&amp;LOWER([.B400])&amp;&quot;/g&quot;&amp;[.C40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1]&amp;&quot;s/#&quot;&amp;LOWER([.A401])&amp;&quot;/#&quot;&amp;LOWER([.B401])&amp;&quot;/g&quot;&amp;[.C40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2]&amp;&quot;s/#&quot;&amp;LOWER([.A402])&amp;&quot;/#&quot;&amp;LOWER([.B402])&amp;&quot;/g&quot;&amp;[.C40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3]&amp;&quot;s/#&quot;&amp;LOWER([.A403])&amp;&quot;/#&quot;&amp;LOWER([.B403])&amp;&quot;/g&quot;&amp;[.C40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4]&amp;&quot;s/#&quot;&amp;LOWER([.A404])&amp;&quot;/#&quot;&amp;LOWER([.B404])&amp;&quot;/g&quot;&amp;[.C40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5]&amp;&quot;s/#&quot;&amp;LOWER([.A405])&amp;&quot;/#&quot;&amp;LOWER([.B405])&amp;&quot;/g&quot;&amp;[.C40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6]&amp;&quot;s/#&quot;&amp;LOWER([.A406])&amp;&quot;/#&quot;&amp;LOWER([.B406])&amp;&quot;/g&quot;&amp;[.C40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7]&amp;&quot;s/#&quot;&amp;LOWER([.A407])&amp;&quot;/#&quot;&amp;LOWER([.B407])&amp;&quot;/g&quot;&amp;[.C40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8]&amp;&quot;s/#&quot;&amp;LOWER([.A408])&amp;&quot;/#&quot;&amp;LOWER([.B408])&amp;&quot;/g&quot;&amp;[.C40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9]&amp;&quot;s/#&quot;&amp;LOWER([.A409])&amp;&quot;/#&quot;&amp;LOWER([.B409])&amp;&quot;/g&quot;&amp;[.C40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0]&amp;&quot;s/#&quot;&amp;LOWER([.A410])&amp;&quot;/#&quot;&amp;LOWER([.B410])&amp;&quot;/g&quot;&amp;[.C41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1]&amp;&quot;s/#&quot;&amp;LOWER([.A411])&amp;&quot;/#&quot;&amp;LOWER([.B411])&amp;&quot;/g&quot;&amp;[.C41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2]&amp;&quot;s/#&quot;&amp;LOWER([.A412])&amp;&quot;/#&quot;&amp;LOWER([.B412])&amp;&quot;/g&quot;&amp;[.C41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3]&amp;&quot;s/#&quot;&amp;LOWER([.A413])&amp;&quot;/#&quot;&amp;LOWER([.B413])&amp;&quot;/g&quot;&amp;[.C41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4]&amp;&quot;s/#&quot;&amp;LOWER([.A414])&amp;&quot;/#&quot;&amp;LOWER([.B414])&amp;&quot;/g&quot;&amp;[.C41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5]&amp;&quot;s/#&quot;&amp;LOWER([.A415])&amp;&quot;/#&quot;&amp;LOWER([.B415])&amp;&quot;/g&quot;&amp;[.C41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6]&amp;&quot;s/#&quot;&amp;LOWER([.A416])&amp;&quot;/#&quot;&amp;LOWER([.B416])&amp;&quot;/g&quot;&amp;[.C41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7]&amp;&quot;s/#&quot;&amp;LOWER([.A417])&amp;&quot;/#&quot;&amp;LOWER([.B417])&amp;&quot;/g&quot;&amp;[.C41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8]&amp;&quot;s/#&quot;&amp;LOWER([.A418])&amp;&quot;/#&quot;&amp;LOWER([.B418])&amp;&quot;/g&quot;&amp;[.C41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9]&amp;&quot;s/#&quot;&amp;LOWER([.A419])&amp;&quot;/#&quot;&amp;LOWER([.B419])&amp;&quot;/g&quot;&amp;[.C41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0]&amp;&quot;s/#&quot;&amp;LOWER([.A420])&amp;&quot;/#&quot;&amp;LOWER([.B420])&amp;&quot;/g&quot;&amp;[.C42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1]&amp;&quot;s/#&quot;&amp;LOWER([.A421])&amp;&quot;/#&quot;&amp;LOWER([.B421])&amp;&quot;/g&quot;&amp;[.C42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2]&amp;&quot;s/#&quot;&amp;LOWER([.A422])&amp;&quot;/#&quot;&amp;LOWER([.B422])&amp;&quot;/g&quot;&amp;[.C42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3]&amp;&quot;s/#&quot;&amp;LOWER([.A423])&amp;&quot;/#&quot;&amp;LOWER([.B423])&amp;&quot;/g&quot;&amp;[.C42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4]&amp;&quot;s/#&quot;&amp;LOWER([.A424])&amp;&quot;/#&quot;&amp;LOWER([.B424])&amp;&quot;/g&quot;&amp;[.C42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5]&amp;&quot;s/#&quot;&amp;LOWER([.A425])&amp;&quot;/#&quot;&amp;LOWER([.B425])&amp;&quot;/g&quot;&amp;[.C42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6]&amp;&quot;s/#&quot;&amp;LOWER([.A426])&amp;&quot;/#&quot;&amp;LOWER([.B426])&amp;&quot;/g&quot;&amp;[.C42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7]&amp;&quot;s/#&quot;&amp;LOWER([.A427])&amp;&quot;/#&quot;&amp;LOWER([.B427])&amp;&quot;/g&quot;&amp;[.C42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8]&amp;&quot;s/#&quot;&amp;LOWER([.A428])&amp;&quot;/#&quot;&amp;LOWER([.B428])&amp;&quot;/g&quot;&amp;[.C42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9]&amp;&quot;s/#&quot;&amp;LOWER([.A429])&amp;&quot;/#&quot;&amp;LOWER([.B429])&amp;&quot;/g&quot;&amp;[.C42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0]&amp;&quot;s/#&quot;&amp;LOWER([.A430])&amp;&quot;/#&quot;&amp;LOWER([.B430])&amp;&quot;/g&quot;&amp;[.C43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1]&amp;&quot;s/#&quot;&amp;LOWER([.A431])&amp;&quot;/#&quot;&amp;LOWER([.B431])&amp;&quot;/g&quot;&amp;[.C43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2]&amp;&quot;s/#&quot;&amp;LOWER([.A432])&amp;&quot;/#&quot;&amp;LOWER([.B432])&amp;&quot;/g&quot;&amp;[.C43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3]&amp;&quot;s/#&quot;&amp;LOWER([.A433])&amp;&quot;/#&quot;&amp;LOWER([.B433])&amp;&quot;/g&quot;&amp;[.C43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4]&amp;&quot;s/#&quot;&amp;LOWER([.A434])&amp;&quot;/#&quot;&amp;LOWER([.B434])&amp;&quot;/g&quot;&amp;[.C43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5]&amp;&quot;s/#&quot;&amp;LOWER([.A435])&amp;&quot;/#&quot;&amp;LOWER([.B435])&amp;&quot;/g&quot;&amp;[.C43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6]&amp;&quot;s/#&quot;&amp;LOWER([.A436])&amp;&quot;/#&quot;&amp;LOWER([.B436])&amp;&quot;/g&quot;&amp;[.C43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7]&amp;&quot;s/#&quot;&amp;LOWER([.A437])&amp;&quot;/#&quot;&amp;LOWER([.B437])&amp;&quot;/g&quot;&amp;[.C43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8]&amp;&quot;s/#&quot;&amp;LOWER([.A438])&amp;&quot;/#&quot;&amp;LOWER([.B438])&amp;&quot;/g&quot;&amp;[.C43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9]&amp;&quot;s/#&quot;&amp;LOWER([.A439])&amp;&quot;/#&quot;&amp;LOWER([.B439])&amp;&quot;/g&quot;&amp;[.C43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0]&amp;&quot;s/#&quot;&amp;LOWER([.A440])&amp;&quot;/#&quot;&amp;LOWER([.B440])&amp;&quot;/g&quot;&amp;[.C44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1]&amp;&quot;s/#&quot;&amp;LOWER([.A441])&amp;&quot;/#&quot;&amp;LOWER([.B441])&amp;&quot;/g&quot;&amp;[.C44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2]&amp;&quot;s/#&quot;&amp;LOWER([.A442])&amp;&quot;/#&quot;&amp;LOWER([.B442])&amp;&quot;/g&quot;&amp;[.C44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3]&amp;&quot;s/#&quot;&amp;LOWER([.A443])&amp;&quot;/#&quot;&amp;LOWER([.B443])&amp;&quot;/g&quot;&amp;[.C44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4]&amp;&quot;s/#&quot;&amp;LOWER([.A444])&amp;&quot;/#&quot;&amp;LOWER([.B444])&amp;&quot;/g&quot;&amp;[.C44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5]&amp;&quot;s/#&quot;&amp;LOWER([.A445])&amp;&quot;/#&quot;&amp;LOWER([.B445])&amp;&quot;/g&quot;&amp;[.C44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6]&amp;&quot;s/#&quot;&amp;LOWER([.A446])&amp;&quot;/#&quot;&amp;LOWER([.B446])&amp;&quot;/g&quot;&amp;[.C44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7]&amp;&quot;s/#&quot;&amp;LOWER([.A447])&amp;&quot;/#&quot;&amp;LOWER([.B447])&amp;&quot;/g&quot;&amp;[.C44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8]&amp;&quot;s/#&quot;&amp;LOWER([.A448])&amp;&quot;/#&quot;&amp;LOWER([.B448])&amp;&quot;/g&quot;&amp;[.C44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9]&amp;&quot;s/#&quot;&amp;LOWER([.A449])&amp;&quot;/#&quot;&amp;LOWER([.B449])&amp;&quot;/g&quot;&amp;[.C44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0]&amp;&quot;s/#&quot;&amp;LOWER([.A450])&amp;&quot;/#&quot;&amp;LOWER([.B450])&amp;&quot;/g&quot;&amp;[.C45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1]&amp;&quot;s/#&quot;&amp;LOWER([.A451])&amp;&quot;/#&quot;&amp;LOWER([.B451])&amp;&quot;/g&quot;&amp;[.C45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2]&amp;&quot;s/#&quot;&amp;LOWER([.A452])&amp;&quot;/#&quot;&amp;LOWER([.B452])&amp;&quot;/g&quot;&amp;[.C45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3]&amp;&quot;s/#&quot;&amp;LOWER([.A453])&amp;&quot;/#&quot;&amp;LOWER([.B453])&amp;&quot;/g&quot;&amp;[.C45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4]&amp;&quot;s/#&quot;&amp;LOWER([.A454])&amp;&quot;/#&quot;&amp;LOWER([.B454])&amp;&quot;/g&quot;&amp;[.C45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5]&amp;&quot;s/#&quot;&amp;LOWER([.A455])&amp;&quot;/#&quot;&amp;LOWER([.B455])&amp;&quot;/g&quot;&amp;[.C45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6]&amp;&quot;s/#&quot;&amp;LOWER([.A456])&amp;&quot;/#&quot;&amp;LOWER([.B456])&amp;&quot;/g&quot;&amp;[.C45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7]&amp;&quot;s/#&quot;&amp;LOWER([.A457])&amp;&quot;/#&quot;&amp;LOWER([.B457])&amp;&quot;/g&quot;&amp;[.C45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8]&amp;&quot;s/#&quot;&amp;LOWER([.A458])&amp;&quot;/#&quot;&amp;LOWER([.B458])&amp;&quot;/g&quot;&amp;[.C45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9]&amp;&quot;s/#&quot;&amp;LOWER([.A459])&amp;&quot;/#&quot;&amp;LOWER([.B459])&amp;&quot;/g&quot;&amp;[.C45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0]&amp;&quot;s/#&quot;&amp;LOWER([.A460])&amp;&quot;/#&quot;&amp;LOWER([.B460])&amp;&quot;/g&quot;&amp;[.C46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1]&amp;&quot;s/#&quot;&amp;LOWER([.A461])&amp;&quot;/#&quot;&amp;LOWER([.B461])&amp;&quot;/g&quot;&amp;[.C46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2]&amp;&quot;s/#&quot;&amp;LOWER([.A462])&amp;&quot;/#&quot;&amp;LOWER([.B462])&amp;&quot;/g&quot;&amp;[.C46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3]&amp;&quot;s/#&quot;&amp;LOWER([.A463])&amp;&quot;/#&quot;&amp;LOWER([.B463])&amp;&quot;/g&quot;&amp;[.C46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4]&amp;&quot;s/#&quot;&amp;LOWER([.A464])&amp;&quot;/#&quot;&amp;LOWER([.B464])&amp;&quot;/g&quot;&amp;[.C46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5]&amp;&quot;s/#&quot;&amp;LOWER([.A465])&amp;&quot;/#&quot;&amp;LOWER([.B465])&amp;&quot;/g&quot;&amp;[.C46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6]&amp;&quot;s/#&quot;&amp;LOWER([.A466])&amp;&quot;/#&quot;&amp;LOWER([.B466])&amp;&quot;/g&quot;&amp;[.C46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7]&amp;&quot;s/#&quot;&amp;LOWER([.A467])&amp;&quot;/#&quot;&amp;LOWER([.B467])&amp;&quot;/g&quot;&amp;[.C46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8]&amp;&quot;s/#&quot;&amp;LOWER([.A468])&amp;&quot;/#&quot;&amp;LOWER([.B468])&amp;&quot;/g&quot;&amp;[.C46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9]&amp;&quot;s/#&quot;&amp;LOWER([.A469])&amp;&quot;/#&quot;&amp;LOWER([.B469])&amp;&quot;/g&quot;&amp;[.C46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0]&amp;&quot;s/#&quot;&amp;LOWER([.A470])&amp;&quot;/#&quot;&amp;LOWER([.B470])&amp;&quot;/g&quot;&amp;[.C4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1]&amp;&quot;s/#&quot;&amp;LOWER([.A471])&amp;&quot;/#&quot;&amp;LOWER([.B471])&amp;&quot;/g&quot;&amp;[.C4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2]&amp;&quot;s/#&quot;&amp;LOWER([.A472])&amp;&quot;/#&quot;&amp;LOWER([.B472])&amp;&quot;/g&quot;&amp;[.C4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3]&amp;&quot;s/#&quot;&amp;LOWER([.A473])&amp;&quot;/#&quot;&amp;LOWER([.B473])&amp;&quot;/g&quot;&amp;[.C4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4]&amp;&quot;s/#&quot;&amp;LOWER([.A474])&amp;&quot;/#&quot;&amp;LOWER([.B474])&amp;&quot;/g&quot;&amp;[.C4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5]&amp;&quot;s/#&quot;&amp;LOWER([.A475])&amp;&quot;/#&quot;&amp;LOWER([.B475])&amp;&quot;/g&quot;&amp;[.C4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6]&amp;&quot;s/#&quot;&amp;LOWER([.A476])&amp;&quot;/#&quot;&amp;LOWER([.B476])&amp;&quot;/g&quot;&amp;[.C47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7]&amp;&quot;s/#&quot;&amp;LOWER([.A477])&amp;&quot;/#&quot;&amp;LOWER([.B477])&amp;&quot;/g&quot;&amp;[.C47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8]&amp;&quot;s/#&quot;&amp;LOWER([.A478])&amp;&quot;/#&quot;&amp;LOWER([.B478])&amp;&quot;/g&quot;&amp;[.C47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9]&amp;&quot;s/#&quot;&amp;LOWER([.A479])&amp;&quot;/#&quot;&amp;LOWER([.B479])&amp;&quot;/g&quot;&amp;[.C47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0]&amp;&quot;s/#&quot;&amp;LOWER([.A480])&amp;&quot;/#&quot;&amp;LOWER([.B480])&amp;&quot;/g&quot;&amp;[.C48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1]&amp;&quot;s/#&quot;&amp;LOWER([.A481])&amp;&quot;/#&quot;&amp;LOWER([.B481])&amp;&quot;/g&quot;&amp;[.C48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2]&amp;&quot;s/#&quot;&amp;LOWER([.A482])&amp;&quot;/#&quot;&amp;LOWER([.B482])&amp;&quot;/g&quot;&amp;[.C48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3]&amp;&quot;s/#&quot;&amp;LOWER([.A483])&amp;&quot;/#&quot;&amp;LOWER([.B483])&amp;&quot;/g&quot;&amp;[.C48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4]&amp;&quot;s/#&quot;&amp;LOWER([.A484])&amp;&quot;/#&quot;&amp;LOWER([.B484])&amp;&quot;/g&quot;&amp;[.C48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5]&amp;&quot;s/#&quot;&amp;LOWER([.A485])&amp;&quot;/#&quot;&amp;LOWER([.B485])&amp;&quot;/g&quot;&amp;[.C48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6]&amp;&quot;s/#&quot;&amp;LOWER([.A486])&amp;&quot;/#&quot;&amp;LOWER([.B486])&amp;&quot;/g&quot;&amp;[.C48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7]&amp;&quot;s/#&quot;&amp;LOWER([.A487])&amp;&quot;/#&quot;&amp;LOWER([.B487])&amp;&quot;/g&quot;&amp;[.C48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8]&amp;&quot;s/#&quot;&amp;LOWER([.A488])&amp;&quot;/#&quot;&amp;LOWER([.B488])&amp;&quot;/g&quot;&amp;[.C48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9]&amp;&quot;s/#&quot;&amp;LOWER([.A489])&amp;&quot;/#&quot;&amp;LOWER([.B489])&amp;&quot;/g&quot;&amp;[.C48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0]&amp;&quot;s/#&quot;&amp;LOWER([.A490])&amp;&quot;/#&quot;&amp;LOWER([.B490])&amp;&quot;/g&quot;&amp;[.C49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1]&amp;&quot;s/#&quot;&amp;LOWER([.A491])&amp;&quot;/#&quot;&amp;LOWER([.B491])&amp;&quot;/g&quot;&amp;[.C49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2]&amp;&quot;s/#&quot;&amp;LOWER([.A492])&amp;&quot;/#&quot;&amp;LOWER([.B492])&amp;&quot;/g&quot;&amp;[.C49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3]&amp;&quot;s/#&quot;&amp;LOWER([.A493])&amp;&quot;/#&quot;&amp;LOWER([.B493])&amp;&quot;/g&quot;&amp;[.C49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4]&amp;&quot;s/#&quot;&amp;LOWER([.A494])&amp;&quot;/#&quot;&amp;LOWER([.B494])&amp;&quot;/g&quot;&amp;[.C49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5]&amp;&quot;s/#&quot;&amp;LOWER([.A495])&amp;&quot;/#&quot;&amp;LOWER([.B495])&amp;&quot;/g&quot;&amp;[.C49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6]&amp;&quot;s/#&quot;&amp;LOWER([.A496])&amp;&quot;/#&quot;&amp;LOWER([.B496])&amp;&quot;/g&quot;&amp;[.C49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7]&amp;&quot;s/#&quot;&amp;LOWER([.A497])&amp;&quot;/#&quot;&amp;LOWER([.B497])&amp;&quot;/g&quot;&amp;[.C49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8]&amp;&quot;s/#&quot;&amp;LOWER([.A498])&amp;&quot;/#&quot;&amp;LOWER([.B498])&amp;&quot;/g&quot;&amp;[.C49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9]&amp;&quot;s/#&quot;&amp;LOWER([.A499])&amp;&quot;/#&quot;&amp;LOWER([.B499])&amp;&quot;/g&quot;&amp;[.C49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500]&amp;&quot;s/#&quot;&amp;LOWER([.A500])&amp;&quot;/#&quot;&amp;LOWER([.B500])&amp;&quot;/g&quot;&amp;[.C50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 table:number-rows-repeated="10480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3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08T19:28:54.397481187</dc:date>
    <meta:editing-duration>PT9H2M16S</meta:editing-duration>
    <meta:editing-cycles>108</meta:editing-cycles>
    <meta:generator>LibreOffice/7.4.5.1$Linux_X86_64 LibreOffice_project/40$Build-1</meta:generator>
    <meta:document-statistic meta:table-count="1" meta:cell-count="1865" meta:object-count="0"/>
  </office:meta>
</office:document-meta>
</file>